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35cm"/>
    </style:style>
    <style:style style:name="co4" style:family="table-column">
      <style:table-column-properties fo:break-before="auto" style:column-width="2.062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1.41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3.074cm"/>
    </style:style>
    <style:style style:name="co11" style:family="table-column">
      <style:table-column-properties fo:break-before="auto" style:column-width="4.041cm"/>
    </style:style>
    <style:style style:name="co12" style:family="table-column">
      <style:table-column-properties fo:break-before="auto" style:column-width="0.704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"/>
    <style:style style:name="ce3" style:family="table-cell" style:parent-style-name="Default" style:data-style-name="N142"/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40pt" style:font-size-asian="40pt" style:font-size-complex="40pt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34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4pt" style:language-asian="zh" style:country-asian="CN" style:font-style-asian="normal" style:font-weight-asian="normal" style:font-name-complex="Lohit Devanagari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edmeny_kor" table:style-name="ta1">
        <table:shapes>
          <draw:frame draw:z-index="0" draw:style-name="gr1" draw:text-style-name="P1" svg:width="13.059cm" svg:height="9.009cm" svg:x="11.959cm" svg:y="0.429cm">
            <draw:object draw:notify-on-update-of-ranges="Eredmeny_kor.A1:Eredmeny_kor.A1 Eredmeny_kor.B1:Eredmeny_kor.C1 Eredmeny_kor.A2:Eredmeny_kor.A2 Eredmeny_kor.B2:Eredmeny_kor.C2 Eredmeny_kor.A3:Eredmeny_kor.A3 Eredmeny_kor.B3:Eredmeny_kor.C3 Eredmeny_kor.A4:Eredmeny_kor.A4 Eredmeny_kor.B4:Eredmeny_kor.C4 Eredmeny_kor.A5:Eredmeny_kor.A5 Eredmeny_kor.B5:Eredmeny_kor.C5 Eredmeny_kor.A6:Eredmeny_kor.A6 Eredmeny_kor.B6:Eredmeny_kor.C6 Eredmeny_kor.A7:Eredmeny_kor.A7 Eredmeny_kor.B7:Eredmeny_kor.C7 Eredmeny_kor.A8:Eredmeny_kor.A8 Eredmeny_kor.B8:Eredmeny_kor.C8 Eredmeny_kor.A9:Eredmeny_kor.A9 Eredmeny_kor.B9:Eredmeny_kor.C9 Eredmeny_kor.A10:Eredmeny_kor.A10 Eredmeny_kor.B10:Eredmeny_kor.C10 Eredmeny_kor.A11:Eredmeny_kor.A11 Eredmeny_kor.B11:Eredmeny_kor.C11 Eredmeny_kor.A12:Eredmeny_kor.A12 Eredmeny_kor.B12:Eredmeny_kor.C12 Eredmeny_kor.A13:Eredmeny_kor.A13 Eredmeny_kor.B13:Eredmeny_kor.C13 Eredmeny_kor.A14:Eredmeny_kor.A14 Eredmeny_kor.B14:Eredmeny_kor.C14 Eredmeny_kor.A15:Eredmeny_kor.A15 Eredmeny_kor.B15:Eredmeny_kor.C15 Eredmeny_kor.A16:Eredmeny_kor.A16 Eredmeny_kor.B16:Eredmeny_kor.C16 Eredmeny_kor.A17:Eredmeny_kor.A17 Eredmeny_kor.B17:Eredmeny_kor.C17 Eredmeny_kor.A18:Eredmeny_kor.A18 Eredmeny_kor.B18:Eredmeny_kor.C18 Eredmeny_kor.A19:Eredmeny_kor.A19 Eredmeny_kor.B19:Eredmeny_kor.C19 Eredmeny_kor.A20:Eredmeny_kor.A20 Eredmeny_kor.B20:Eredmeny_kor.C20 Eredmeny_kor.A21:Eredmeny_kor.A21 Eredmeny_kor.B21:Eredmeny_kor.C21 Eredmeny_kor.A22:Eredmeny_kor.A22 Eredmeny_kor.B22:Eredmeny_kor.C22 Eredmeny_kor.A23:Eredmeny_kor.A23 Eredmeny_kor.B23:Eredmeny_kor.C23 Eredmeny_kor.A24:Eredmeny_kor.A24 Eredmeny_kor.B24:Eredmeny_kor.C24 Eredmeny_kor.A25:Eredmeny_kor.A25 Eredmeny_kor.B25:Eredmeny_kor.C25 Eredmeny_kor.A26:Eredmeny_kor.A26 Eredmeny_kor.B26:Eredmeny_kor.C26 Eredmeny_kor.A27:Eredmeny_kor.A27 Eredmeny_kor.B27:Eredmeny_kor.C27 Eredmeny_kor.A28:Eredmeny_kor.A28 Eredmeny_kor.B28:Eredmeny_kor.C28 Eredmeny_kor.A29:Eredmeny_kor.A29 Eredmeny_kor.B29:Eredmeny_kor.C29 Eredmeny_kor.A30:Eredmeny_kor.A30 Eredmeny_kor.B30:Eredmeny_kor.C30 Eredmeny_kor.A31:Eredmeny_kor.A31 Eredmeny_kor.B31:Eredmeny_kor.C31 Eredmeny_kor.A32:Eredmeny_kor.A32 Eredmeny_kor.B32:Eredmeny_kor.C32 Eredmeny_kor.A33:Eredmeny_kor.A33 Eredmeny_kor.B33:Eredmeny_kor.C33 Eredmeny_kor.A34:Eredmeny_kor.A34 Eredmeny_kor.B34:Eredmeny_kor.C34 Eredmeny_kor.A35:Eredmeny_kor.A35 Eredmeny_kor.B35:Eredmeny_kor.C35 Eredmeny_kor.A36:Eredmeny_kor.A36 Eredmeny_kor.B36:Eredmeny_kor.C36 Eredmeny_kor.A37:Eredmeny_kor.A37 Eredmeny_kor.B37:Eredmeny_kor.C37 Eredmeny_kor.A38:Eredmeny_kor.A38 Eredmeny_kor.B38:Eredmeny_kor.C38 Eredmeny_kor.A39:Eredmeny_kor.A39 Eredmeny_kor.B39:Eredmeny_kor.C39 Eredmeny_kor.A40:Eredmeny_kor.A40 Eredmeny_kor.B40:Eredmeny_kor.C40 Eredmeny_kor.A41:Eredmeny_kor.A41 Eredmeny_kor.B41:Eredmeny_kor.C41 Eredmeny_kor.A42:Eredmeny_kor.A42 Eredmeny_kor.B42:Eredmeny_kor.C42 Eredmeny_kor.A43:Eredmeny_kor.A43 Eredmeny_kor.B43:Eredmeny_kor.C43 Eredmeny_kor.A44:Eredmeny_kor.A44 Eredmeny_kor.B44:Eredmeny_kor.C44 Eredmeny_kor.A45:Eredmeny_kor.A45 Eredmeny_kor.B45:Eredmeny_kor.C45 Eredmeny_kor.A46:Eredmeny_kor.A46 Eredmeny_kor.B46:Eredmeny_kor.C46 Eredmeny_kor.A47:Eredmeny_kor.A47 Eredmeny_kor.B47:Eredmeny_kor.C47 Eredmeny_kor.A48:Eredmeny_kor.A48 Eredmeny_kor.B48:Eredmeny_kor.C48 Eredmeny_kor.A49:Eredmeny_kor.A49 Eredmeny_kor.B49:Eredmeny_kor.C49 Eredmeny_kor.A50:Eredmeny_kor.A50 Eredmeny_kor.B50:Eredmeny_kor.C50 Eredmeny_kor.A51:Eredmeny_kor.A51 Eredmeny_kor.B51:Eredmeny_kor.C51 Eredmeny_kor.A52:Eredmeny_kor.A52 Eredmeny_kor.B52:Eredmeny_kor.C52 Eredmeny_kor.A53:Eredmeny_kor.A53 Eredmeny_kor.B53:Eredmeny_kor.C53 Eredmeny_kor.A54:Eredmeny_kor.A54 Eredmeny_kor.B54:Eredmeny_kor.C54 Eredmeny_kor.A55:Eredmeny_kor.A55 Eredmeny_kor.B55:Eredmeny_kor.C55 Eredmeny_kor.A56:Eredmeny_kor.A56 Eredmeny_kor.B56:Eredmeny_kor.C56 Eredmeny_kor.A57:Eredmeny_kor.A57 Eredmeny_kor.B57:Eredmeny_kor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p neve</text:p>
          </table:table-cell>
          <table:table-cell office:value-type="string" calcext:value-type="string">
            <text:p>Dobas ertek</text:p>
          </table:table-cell>
          <table:table-cell office:value-type="string" calcext:value-type="string">
            <text:p>Dobas valos ertek</text:p>
          </table:table-cell>
          <table:table-cell office:value-type="string" calcext:value-type="string">
            <text:p>Különbsé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9.jpg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table:formula="of:=[.B2]-[.C2]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5.jpg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B3]-[.C3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8.jpg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4]-[.C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9.jpg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B5]-[.C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9.jp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]-[.C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6.jp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7]-[.C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0.jp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8]-[.C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0.jpg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9]-[.C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4.jp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]-[.C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1.jpg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2.jp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2]-[.C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4.jp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5.jpg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7.jpg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1.jp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6]-[.C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2.jp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4.jp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6.jpg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7.jpg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20]-[.C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1.jp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2.jp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6.jpg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7.jpg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4]-[.C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8.jpg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1.jpg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3.jpg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5.jpg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28]-[.C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6.jpg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29]-[.C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7.jpg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0]-[.C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8.jpg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0.jpg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32]-[.C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1.jpg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3.jpg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34]-[.C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4.jpg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35]-[.C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6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6]-[.C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7.jpg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8.jpg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9.jp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0.jp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40]-[.C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2.jpg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-[.C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3.jpg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3.jp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43]-[.C43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08.jp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B44]-[.C44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0.jpg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45]-[.C45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3.jp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46]-[.C46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5.jp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7]-[.C47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19.jp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48]-[.C48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2.jp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9]-[.C49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34.jpg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0]-[.C50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5.jpg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51]-[.C51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1.jp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52]-[.C52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3.jp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53]-[.C53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24.jpg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4]-[.C54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42.jpg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55]-[.C55]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5.jp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56]-[.C56]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kepek/56.jpg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formula="of:=[.B57]-[.C57]" office:value-type="float" office:value="-20" calcext:value-type="float">
            <text:p>-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Átlag:</text:p>
          </table:table-cell>
          <table:table-cell table:style-name="ce2" table:formula="of:=AVERAGE([.B2:.B57])" office:value-type="float" office:value="17.1964285714286" calcext:value-type="float">
            <text:p>17</text:p>
          </table:table-cell>
          <table:table-cell table:style-name="ce2" table:formula="of:=AVERAGE([.C2:.C57])" office:value-type="float" office:value="15.2678571428571" calcext:value-type="float">
            <text:p>15</text:p>
          </table:table-cell>
          <table:table-cell table:style-name="ce2" table:formula="of:=AVERAGE([.D2:.D57])" office:value-type="float" office:value="1.92857142857143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dián</text:p>
          </table:table-cell>
          <table:table-cell table:style-name="ce2" table:formula="of:=MEDIAN([.B2:.B57])" office:value-type="float" office:value="14" calcext:value-type="float">
            <text:p>14</text:p>
          </table:table-cell>
          <table:table-cell table:style-name="ce2" table:formula="of:=MEDIAN([.C2:.C57])" office:value-type="float" office:value="15" calcext:value-type="float">
            <text:p>15</text:p>
          </table:table-cell>
          <table:table-cell table:style-name="ce2" table:formula="of:=MEDIAN([.D2:.D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zórás:</text:p>
          </table:table-cell>
          <table:table-cell table:style-name="ce2" table:formula="of:=STDEV([.B2:.B57])" office:value-type="float" office:value="17.8655785269858" calcext:value-type="float">
            <text:p>18</text:p>
          </table:table-cell>
          <table:table-cell table:style-name="ce2" table:formula="of:=STDEV([.C2:.C57])" office:value-type="float" office:value="10.9635612519234" calcext:value-type="float">
            <text:p>11</text:p>
          </table:table-cell>
          <table:table-cell table:style-name="ce2" table:formula="of:=STDEV([.D2:.D57])" office:value-type="float" office:value="15.881214909854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&lt; -2</text:p>
          </table:table-cell>
          <table:table-cell table:style-name="ce3" table:formula="of:=COUNTIF([.$D$2:.$D$57];[.E61])/57" office:value-type="percentage" office:value="0.087719298245614" calcext:value-type="percentage">
            <text:p>8,8%</text:p>
          </table:table-cell>
          <table:table-cell table:style-name="ce3" office:value-type="percentage" office:value="0.14" calcext:value-type="percentage">
            <text:p>14,0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float" office:value="-2" calcext:value-type="float">
            <text:p>-2</text:p>
          </table:table-cell>
          <table:table-cell table:style-name="ce3" table:formula="of:=COUNTIF([.$D$2:.$D$57];[.E62])/57" office:value-type="percentage" office:value="0" calcext:value-type="percentage">
            <text:p>0,0%</text:p>
          </table:table-cell>
          <table:table-cell table:style-name="ce3" office:value-type="percentage" office:value="0.035" calcext:value-type="percentage">
            <text:p>3,5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3" table:formula="of:=COUNTIF([.$D$2:.$D$57];[.E63])/57" office:value-type="percentage" office:value="0.175438596491228" calcext:value-type="percentage">
            <text:p>17,5%</text:p>
          </table:table-cell>
          <table:table-cell table:style-name="ce3" office:value-type="percentage" office:value="0.123" calcext:value-type="percentage">
            <text:p>12,3%</text:p>
          </table:table-cell>
          <table:table-cell/>
          <table:table-cell table:style-name="ce4" office:value-type="string" calcext:value-type="string" table:number-columns-spanned="1" table:number-rows-spanned="3">
            <text:p>}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3" table:formula="of:=COUNTIF([.$D$2:.$D$57];[.E64])/57" office:value-type="percentage" office:value="0.56140350877193" calcext:value-type="percentage">
            <text:p>56,1%</text:p>
          </table:table-cell>
          <table:table-cell table:style-name="ce3" office:value-type="percentage" office:value="0.561" calcext:value-type="percentage">
            <text:p>56,1%</text:p>
          </table:table-cell>
          <table:table-cell table:style-name="ce3" table:formula="of:=1-[.F64]" office:value-type="percentage" office:value="0.43859649122807" calcext:value-type="percentage">
            <text:p>43,9%</text:p>
          </table:table-cell>
          <table:covered-table-cell/>
          <table:table-cell table:style-name="ce5" table:formula="of:=SUM([.F63:.F65])" office:value-type="percentage" office:value="0.807017543859649" calcext:value-type="percentage">
            <text:p>80,70%</text:p>
          </table:table-cell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3" table:formula="of:=COUNTIF([.$D$2:.$D$57];[.E65])/57" office:value-type="percentage" office:value="0.0701754385964912" calcext:value-type="percentage">
            <text:p>7,0%</text:p>
          </table:table-cell>
          <table:table-cell table:style-name="ce3" office:value-type="percentage" office:value="0.018" calcext:value-type="percentage">
            <text:p>1,8%</text:p>
          </table:table-cell>
          <table:table-cell/>
          <table:covered-table-cell/>
          <table:table-cell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3" table:formula="of:=COUNTIF([.$D$2:.$D$57];[.E66])/57" office:value-type="percentage" office:value="0.0175438596491228" calcext:value-type="percentage">
            <text:p>1,8%</text:p>
          </table:table-cell>
          <table:table-cell table:style-name="ce3" office:value-type="percentage" office:value="0.07" calcext:value-type="percentage">
            <text:p>7,0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&gt; 2</text:p>
          </table:table-cell>
          <table:table-cell table:style-name="ce3" table:formula="of:=COUNTIF([.$D$2:.$D$57];[.E67])/57" office:value-type="percentage" office:value="0.0701754385964912" calcext:value-type="percentage">
            <text:p>7,0%</text:p>
          </table:table-cell>
          <table:table-cell table:style-name="ce3" office:value-type="percentage" office:value="0.035" calcext:value-type="percentage">
            <text:p>3,5%</text:p>
          </table:table-cell>
          <table:table-cell table:number-columns-repeated="3"/>
        </table:table-row>
      </table:table>
      <table:table table:name="Eredmeny_kocka" table:style-name="ta1">
        <table:shapes>
          <draw:frame draw:z-index="0" draw:style-name="gr1" draw:text-style-name="P1" svg:width="13.671cm" svg:height="9.012cm" svg:x="14.645cm" svg:y="1.784cm">
            <draw:object draw:notify-on-update-of-ranges="Eredmeny_kocka.B1:Eredmeny_kocka.C1 Eredmeny_kocka.A2:Eredmeny_kocka.A2 Eredmeny_kocka.B2:Eredmeny_kocka.C2 Eredmeny_kocka.A3:Eredmeny_kocka.A3 Eredmeny_kocka.B3:Eredmeny_kocka.C3 Eredmeny_kocka.A4:Eredmeny_kocka.A4 Eredmeny_kocka.B4:Eredmeny_kocka.C4 Eredmeny_kocka.A5:Eredmeny_kocka.A5 Eredmeny_kocka.B5:Eredmeny_kocka.C5 Eredmeny_kocka.A6:Eredmeny_kocka.A6 Eredmeny_kocka.B6:Eredmeny_kocka.C6 Eredmeny_kocka.A7:Eredmeny_kocka.A7 Eredmeny_kocka.B7:Eredmeny_kocka.C7 Eredmeny_kocka.A8:Eredmeny_kocka.A8 Eredmeny_kocka.B8:Eredmeny_kocka.C8 Eredmeny_kocka.A9:Eredmeny_kocka.A9 Eredmeny_kocka.B9:Eredmeny_kocka.C9 Eredmeny_kocka.A10:Eredmeny_kocka.A10 Eredmeny_kocka.B10:Eredmeny_kocka.C10 Eredmeny_kocka.A11:Eredmeny_kocka.A11 Eredmeny_kocka.B11:Eredmeny_kocka.C11 Eredmeny_kocka.A12:Eredmeny_kocka.A12 Eredmeny_kocka.B12:Eredmeny_kocka.C12 Eredmeny_kocka.A13:Eredmeny_kocka.A13 Eredmeny_kocka.B13:Eredmeny_kocka.C13 Eredmeny_kocka.A14:Eredmeny_kocka.A14 Eredmeny_kocka.B14:Eredmeny_kocka.C14 Eredmeny_kocka.A15:Eredmeny_kocka.A15 Eredmeny_kocka.B15:Eredmeny_kocka.C15 Eredmeny_kocka.A16:Eredmeny_kocka.A16 Eredmeny_kocka.B16:Eredmeny_kocka.C16 Eredmeny_kocka.A17:Eredmeny_kocka.A17 Eredmeny_kocka.B17:Eredmeny_kocka.C17 Eredmeny_kocka.A18:Eredmeny_kocka.A18 Eredmeny_kocka.B18:Eredmeny_kocka.C18 Eredmeny_kocka.A19:Eredmeny_kocka.A19 Eredmeny_kocka.B19:Eredmeny_kocka.C19 Eredmeny_kocka.A20:Eredmeny_kocka.A20 Eredmeny_kocka.B20:Eredmeny_kocka.C20 Eredmeny_kocka.A21:Eredmeny_kocka.A21 Eredmeny_kocka.B21:Eredmeny_kocka.C21 Eredmeny_kocka.A22:Eredmeny_kocka.A22 Eredmeny_kocka.B22:Eredmeny_kocka.C22 Eredmeny_kocka.A23:Eredmeny_kocka.A23 Eredmeny_kocka.B23:Eredmeny_kocka.C23 Eredmeny_kocka.A24:Eredmeny_kocka.A24 Eredmeny_kocka.B24:Eredmeny_kocka.C24 Eredmeny_kocka.A25:Eredmeny_kocka.A25 Eredmeny_kocka.B25:Eredmeny_kocka.C25 Eredmeny_kocka.A26:Eredmeny_kocka.A26 Eredmeny_kocka.B26:Eredmeny_kocka.C26 Eredmeny_kocka.A27:Eredmeny_kocka.A27 Eredmeny_kocka.B27:Eredmeny_kocka.C27 Eredmeny_kocka.A28:Eredmeny_kocka.A28 Eredmeny_kocka.B28:Eredmeny_kocka.C28 Eredmeny_kocka.A29:Eredmeny_kocka.A29 Eredmeny_kocka.B29:Eredmeny_kocka.C29 Eredmeny_kocka.A30:Eredmeny_kocka.A30 Eredmeny_kocka.B30:Eredmeny_kocka.C30 Eredmeny_kocka.A31:Eredmeny_kocka.A31 Eredmeny_kocka.B31:Eredmeny_kocka.C31 Eredmeny_kocka.A32:Eredmeny_kocka.A32 Eredmeny_kocka.B32:Eredmeny_kocka.C32 Eredmeny_kocka.A33:Eredmeny_kocka.A33 Eredmeny_kocka.B33:Eredmeny_kocka.C33 Eredmeny_kocka.A34:Eredmeny_kocka.A34 Eredmeny_kocka.B34:Eredmeny_kocka.C34 Eredmeny_kocka.A35:Eredmeny_kocka.A35 Eredmeny_kocka.B35:Eredmeny_kocka.C35 Eredmeny_kocka.A36:Eredmeny_kocka.A36 Eredmeny_kocka.B36:Eredmeny_kocka.C36 Eredmeny_kocka.A37:Eredmeny_kocka.A37 Eredmeny_kocka.B37:Eredmeny_kocka.C37 Eredmeny_kocka.A38:Eredmeny_kocka.A38 Eredmeny_kocka.B38:Eredmeny_kocka.C38 Eredmeny_kocka.A39:Eredmeny_kocka.A39 Eredmeny_kocka.B39:Eredmeny_kocka.C39 Eredmeny_kocka.A40:Eredmeny_kocka.A40 Eredmeny_kocka.B40:Eredmeny_kocka.C40 Eredmeny_kocka.A41:Eredmeny_kocka.A41 Eredmeny_kocka.B41:Eredmeny_kocka.C41 Eredmeny_kocka.A42:Eredmeny_kocka.A42 Eredmeny_kocka.B42:Eredmeny_kocka.C42 Eredmeny_kocka.A43:Eredmeny_kocka.A43 Eredmeny_kocka.B43:Eredmeny_kocka.C43 Eredmeny_kocka.A44:Eredmeny_kocka.A44 Eredmeny_kocka.B44:Eredmeny_kocka.C44 Eredmeny_kocka.A45:Eredmeny_kocka.A45 Eredmeny_kocka.B45:Eredmeny_kocka.C45 Eredmeny_kocka.A46:Eredmeny_kocka.A46 Eredmeny_kocka.B46:Eredmeny_kocka.C46 Eredmeny_kocka.A47:Eredmeny_kocka.A47 Eredmeny_kocka.B47:Eredmeny_kocka.C47 Eredmeny_kocka.A48:Eredmeny_kocka.A48 Eredmeny_kocka.B48:Eredmeny_kocka.C48 Eredmeny_kocka.A49:Eredmeny_kocka.A49 Eredmeny_kocka.B49:Eredmeny_kocka.C49 Eredmeny_kocka.A50:Eredmeny_kocka.A50 Eredmeny_kocka.B50:Eredmeny_kocka.C50 Eredmeny_kocka.A51:Eredmeny_kocka.A51 Eredmeny_kocka.B51:Eredmeny_kocka.C51 Eredmeny_kocka.A52:Eredmeny_kocka.A52 Eredmeny_kocka.B52:Eredmeny_kocka.C52 Eredmeny_kocka.A53:Eredmeny_kocka.A53 Eredmeny_kocka.B53:Eredmeny_kocka.C53 Eredmeny_kocka.A54:Eredmeny_kocka.A54 Eredmeny_kocka.B54:Eredmeny_kocka.C54 Eredmeny_kocka.A55:Eredmeny_kocka.A55 Eredmeny_kocka.B55:Eredmeny_kocka.C55 Eredmeny_kocka.A56:Eredmeny_kocka.A56 Eredmeny_kocka.B56:Eredmeny_kocka.C56 Eredmeny_kocka.A57:Eredmeny_kocka.A57 Eredmeny_kocka.B57:Eredmeny_kocka.C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p neve</text:p>
          </table:table-cell>
          <table:table-cell office:value-type="string" calcext:value-type="string">
            <text:p>kocka szama</text:p>
          </table:table-cell>
          <table:table-cell office:value-type="string" calcext:value-type="string">
            <text:p>kocka valos szama</text:p>
          </table:table-cell>
          <table:table-cell office:value-type="string" calcext:value-type="string">
            <text:p>Külöbsé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9.jp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2]-[.C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9.jpg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3]-[.C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6.jp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4]-[.C4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9.jp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5]-[.C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2.jp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]-[.C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5.jp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7]-[.C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7.jp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8]-[.C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4.jp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9]-[.C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3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0]-[.C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4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1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2]-[.C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7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8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2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4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6]-[.C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5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7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8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9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0]-[.C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0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2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3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4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4]-[.C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5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8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9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1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8]-[.C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3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9]-[.C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5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0]-[.C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6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8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2]-[.C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0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1.jp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4]-[.C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2.jp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-[.C3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4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6]-[.C3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6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7]-[.C3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3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8]-[.C3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1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9]-[.C3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36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0]-[.C4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4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1]-[.C4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7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2]-[.C4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6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3]-[.C4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7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4]-[.C44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8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5]-[.C45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3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6]-[.C4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0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7]-[.C47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21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8]-[.C4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2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9]-[.C49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3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50]-[.C5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5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51]-[.C5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5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2]-[.C52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56.jp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3]-[.C53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0.jp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4]-[.C54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12.jp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5]-[.C55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40.jp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6]-[.C5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kepek/01.jpg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B57]-[.C57]"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Átlag:</text:p>
          </table:table-cell>
          <table:table-cell table:style-name="ce2" table:formula="of:=AVERAGE([.B2:.B57])" office:value-type="float" office:value="3.66071428571429" calcext:value-type="float">
            <text:p>4</text:p>
          </table:table-cell>
          <table:table-cell table:style-name="ce2" table:formula="of:=AVERAGE([.C2:.C57])" office:value-type="float" office:value="4.30357142857143" calcext:value-type="float">
            <text:p>4</text:p>
          </table:table-cell>
          <table:table-cell table:style-name="ce2" table:formula="of:=AVERAGE([.D2:.D57])" office:value-type="float" office:value="-0.642857142857143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dián</text:p>
          </table:table-cell>
          <table:table-cell table:style-name="ce2" table:formula="of:=MEDIAN([.B2:.B57])" office:value-type="float" office:value="4" calcext:value-type="float">
            <text:p>4</text:p>
          </table:table-cell>
          <table:table-cell table:style-name="ce2" table:formula="of:=MEDIAN([.C2:.C57])" office:value-type="float" office:value="4" calcext:value-type="float">
            <text:p>4</text:p>
          </table:table-cell>
          <table:table-cell table:style-name="ce2" table:formula="of:=MEDIAN([.D2:.D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zórás:</text:p>
          </table:table-cell>
          <table:table-cell table:style-name="ce2" table:formula="of:=STDEV([.B2:.B57])" office:value-type="float" office:value="2.18488015659928" calcext:value-type="float">
            <text:p>2</text:p>
          </table:table-cell>
          <table:table-cell table:style-name="ce2" table:formula="of:=STDEV([.C2:.C57])" office:value-type="float" office:value="2.27971005219478" calcext:value-type="float">
            <text:p>2</text:p>
          </table:table-cell>
          <table:table-cell table:style-name="ce2" table:formula="of:=STDEV([.D2:.D57])" office:value-type="float" office:value="3.199025825742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&lt; -2</text:p>
          </table:table-cell>
          <table:table-cell table:style-name="ce3" table:formula="of:=COUNTIF([.$D$2:.$D$57];[.E61])/57" office:value-type="percentage" office:value="0.105263157894737" calcext:value-type="percentage">
            <text:p>10,5%</text:p>
          </table:table-cell>
          <table:table-cell table:style-name="ce5" office:value-type="percentage" office:value="0.105" calcext:value-type="percentage">
            <text:p>10,50%</text:p>
          </table:table-cell>
          <table:table-cell table:number-columns-repeated="2"/>
          <table:table-cell table:style-name="ce3" table:formula="of:=1-[.F64]" office:value-type="percentage" office:value="0.56140350877193" calcext:value-type="percentage">
            <text:p>56,1%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2" calcext:value-type="float">
            <text:p>-2</text:p>
          </table:table-cell>
          <table:table-cell table:style-name="ce3" table:formula="of:=COUNTIF([.$D$2:.$D$57];[.E62])/57" office:value-type="percentage" office:value="0.157894736842105" calcext:value-type="percentage">
            <text:p>15,8%</text:p>
          </table:table-cell>
          <table:table-cell table:style-name="ce5" office:value-type="percentage" office:value="0.158" calcext:value-type="percentage">
            <text:p>15,80%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3" table:formula="of:=COUNTIF([.$D$2:.$D$57];[.E63])/57" office:value-type="percentage" office:value="0.140350877192982" calcext:value-type="percentage">
            <text:p>14,0%</text:p>
          </table:table-cell>
          <table:table-cell table:style-name="ce5" office:value-type="percentage" office:value="0.14" calcext:value-type="percentage">
            <text:p>14,00%</text:p>
          </table:table-cell>
          <table:table-cell table:style-name="ce6" office:value-type="string" calcext:value-type="string" table:number-columns-spanned="1" table:number-rows-spanned="3">
            <text:p>}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3" table:formula="of:=COUNTIF([.$D$2:.$D$57];[.E64])/57" office:value-type="percentage" office:value="0.43859649122807" calcext:value-type="percentage">
            <text:p>43,9%</text:p>
          </table:table-cell>
          <table:table-cell table:style-name="ce5" office:value-type="percentage" office:value="0.439" calcext:value-type="percentage">
            <text:p>43,90%</text:p>
          </table:table-cell>
          <table:covered-table-cell/>
          <table:table-cell table:style-name="ce5" table:formula="of:=SUM([.F63:.F65])" office:value-type="percentage" office:value="0.631578947368421" calcext:value-type="percentage">
            <text:p>63,16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3" table:formula="of:=COUNTIF([.$D$2:.$D$57];[.E65])/57" office:value-type="percentage" office:value="0.0526315789473684" calcext:value-type="percentage">
            <text:p>5,3%</text:p>
          </table:table-cell>
          <table:table-cell table:style-name="ce5" office:value-type="percentage" office:value="0.053" calcext:value-type="percentage">
            <text:p>5,30%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3" table:formula="of:=COUNTIF([.$D$2:.$D$57];[.E66])/57" office:value-type="percentage" office:value="0.0350877192982456" calcext:value-type="percentage">
            <text:p>3,5%</text:p>
          </table:table-cell>
          <table:table-cell table:style-name="ce5" office:value-type="percentage" office:value="0.035" calcext:value-type="percentage">
            <text:p>3,50%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&gt; 2</text:p>
          </table:table-cell>
          <table:table-cell table:style-name="ce3" table:formula="of:=COUNTIF([.$D$2:.$D$57];[.E67])/57" office:value-type="percentage" office:value="0.0526315789473684" calcext:value-type="percentage">
            <text:p>5,3%</text:p>
          </table:table-cell>
          <table:table-cell table:style-name="ce5" office:value-type="percentage" office:value="0.053" calcext:value-type="percentage">
            <text:p>5,30%</text:p>
          </table:table-cell>
          <table:table-cell table:number-columns-repeated="3"/>
          <table:table-cell table:style-name="ce3" office:value-type="percentage" office:value="0.158" calcext:value-type="percentage">
            <text:p>15,8%</text:p>
          </table:table-cell>
        </table:table-row>
        <table:table-row table:style-name="ro1">
          <table:table-cell table:number-columns-repeated="10"/>
          <table:table-cell table:style-name="ce3" office:value-type="percentage" office:value="0.07" calcext:value-type="percentage">
            <text:p>7,0%</text:p>
          </table:table-cell>
        </table:table-row>
        <table:table-row table:style-name="ro1">
          <table:table-cell table:number-columns-repeated="10"/>
          <table:table-cell table:style-name="ce3" office:value-type="percentage" office:value="0.158" calcext:value-type="percentage">
            <text:p>15,8%</text:p>
          </table:table-cell>
        </table:table-row>
        <table:table-row table:style-name="ro1">
          <table:table-cell table:number-columns-repeated="10"/>
          <table:table-cell table:style-name="ce3" office:value-type="percentage" office:value="0.386" calcext:value-type="percentage">
            <text:p>38,6%</text:p>
          </table:table-cell>
        </table:table-row>
        <table:table-row table:style-name="ro1">
          <table:table-cell table:number-columns-repeated="10"/>
          <table:table-cell table:style-name="ce3" office:value-type="percentage" office:value="0.07" calcext:value-type="percentage">
            <text:p>7,0%</text:p>
          </table:table-cell>
        </table:table-row>
        <table:table-row table:style-name="ro1">
          <table:table-cell table:number-columns-repeated="10"/>
          <table:table-cell table:style-name="ce3" office:value-type="percentage" office:value="0.053" calcext:value-type="percentage">
            <text:p>5,3%</text:p>
          </table:table-cell>
        </table:table-row>
        <table:table-row table:style-name="ro1">
          <table:table-cell table:number-columns-repeated="10"/>
          <table:table-cell table:style-name="ce3" office:value-type="percentage" office:value="0.088" calcext:value-type="percentage">
            <text:p>8,8%</text:p>
          </table:table-cell>
        </table:table-row>
      </table:table>
      <table:table table:name="segéd" table:style-name="ta1"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ep neve</text:p>
          </table:table-cell>
          <table:table-cell office:value-type="string" calcext:value-type="string">
            <text:p>Dobas ertek</text:p>
          </table:table-cell>
          <table:table-cell office:value-type="string" calcext:value-type="string">
            <text:p>kocka szama</text:p>
          </table:table-cell>
        </table:table-row>
        <table:table-row table:style-name="ro1">
          <table:table-cell office:value-type="string" calcext:value-type="string">
            <text:p>./kepek/01.jp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02.jp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03.jp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04.jp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05.jp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kepek/06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07.jp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08.jp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09.jpg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/kepek/10.jp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kepek/11.jp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12.jp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kepek/13.jp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14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15.jpg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kepek/16.jp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17.jp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18.jp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19.jpg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kepek/20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21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22.jp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23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24.jpg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25.jpg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26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kepek/27.jp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28.jp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29.jp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0.jp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1.jp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32.jp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3.jp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4.jp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5.jpg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6.jp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37.jp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kepek/38.jpg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39.jp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40.jpg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kepek/41.jp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42.jpg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kepek/43.jp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44.jp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45.jp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46.jpg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47.jp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kepek/48.jp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49.jpg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/kepek/50.jp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51.jp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kepek/52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53.jpg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54.jp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kepek/55.jp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kepek/56.jpg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redmeny_kocka.C1:Eredmeny_kocka.C5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Eredmeny_kocka.A1:Eredmeny_kocka.D57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segéd.A1:segéd.C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1" loext:min-decimal-places="1" number:min-integer-digits="1" number:grouping="true"/>
    </number:number-style>
    <number:percentage-style style:name="N14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8T14:04:59.513450830</dc:date>
    <meta:editing-duration>PT3H13M40S</meta:editing-duration>
    <meta:editing-cycles>12</meta:editing-cycles>
    <meta:generator>LibreOffice/6.4.6.2$Linux_X86_64 LibreOffice_project/40$Build-2</meta:generator>
    <meta:document-statistic meta:table-count="3" meta:cell-count="7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.06cm" svg:height="9.01cm" xlink:href=".." xlink:type="simple" chart:class="chart:ring" chart:style-name="ch1">
        <chart:legend chart:legend-position="end" svg:x="9.548cm" svg:y="3.982cm" style:legend-expansion="high" chart:style-name="ch2"/>
        <chart:plot-area chart:style-name="ch3" table:cell-range-address="Eredmeny_kor.A1:Eredmeny_kor.C57" chart:data-source-has-labels="both" svg:x="0.439cm" svg:y="0.415cm" svg:width="8.198cm" svg:height="8.199cm">
          <chartooo:coordinate-region svg:x="0.439cm" svg:y="0.224cm" svg:width="8.198cm" svg:height="8.582cm"/>
          <chart:axis chart:dimension="x" chart:name="primary-x" chart:style-name="ch4" chartooo:axis-type="auto">
            <chartooo:date-scale/>
            <chart:categories table:cell-range-address="Eredmeny_kor.B1:Eredmeny_kor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redmeny_kor.B2:Eredmeny_kor.C2" chart:label-cell-address="Eredmeny_kor.A2:Eredmeny_kor.A2" chart:class="chart:circle">
            <chart:data-point chart:style-name="ch8"/>
            <chart:data-point chart:style-name="ch9"/>
          </chart:series>
          <chart:series chart:style-name="ch10" chart:values-cell-range-address="Eredmeny_kor.B3:Eredmeny_kor.C3" chart:label-cell-address="Eredmeny_kor.A3:Eredmeny_kor.A3" chart:class="chart:circle">
            <chart:data-point chart:style-name="ch8"/>
            <chart:data-point chart:style-name="ch9"/>
          </chart:series>
          <chart:series chart:style-name="ch11" chart:values-cell-range-address="Eredmeny_kor.B4:Eredmeny_kor.C4" chart:label-cell-address="Eredmeny_kor.A4:Eredmeny_kor.A4" chart:class="chart:circle">
            <chart:data-point chart:style-name="ch8"/>
            <chart:data-point chart:style-name="ch9"/>
          </chart:series>
          <chart:series chart:style-name="ch12" chart:values-cell-range-address="Eredmeny_kor.B5:Eredmeny_kor.C5" chart:label-cell-address="Eredmeny_kor.A5:Eredmeny_kor.A5" chart:class="chart:circle">
            <chart:data-point chart:style-name="ch8"/>
            <chart:data-point chart:style-name="ch9"/>
          </chart:series>
          <chart:series chart:style-name="ch13" chart:values-cell-range-address="Eredmeny_kor.B6:Eredmeny_kor.C6" chart:label-cell-address="Eredmeny_kor.A6:Eredmeny_kor.A6" chart:class="chart:circle">
            <chart:data-point chart:style-name="ch8"/>
            <chart:data-point chart:style-name="ch9"/>
          </chart:series>
          <chart:series chart:style-name="ch14" chart:values-cell-range-address="Eredmeny_kor.B7:Eredmeny_kor.C7" chart:label-cell-address="Eredmeny_kor.A7:Eredmeny_kor.A7" chart:class="chart:circle">
            <chart:data-point chart:style-name="ch8"/>
            <chart:data-point chart:style-name="ch9"/>
          </chart:series>
          <chart:series chart:style-name="ch15" chart:values-cell-range-address="Eredmeny_kor.B8:Eredmeny_kor.C8" chart:label-cell-address="Eredmeny_kor.A8:Eredmeny_kor.A8" chart:class="chart:circle">
            <chart:data-point chart:style-name="ch8"/>
            <chart:data-point chart:style-name="ch9"/>
          </chart:series>
          <chart:series chart:style-name="ch16" chart:values-cell-range-address="Eredmeny_kor.B9:Eredmeny_kor.C9" chart:label-cell-address="Eredmeny_kor.A9:Eredmeny_kor.A9" chart:class="chart:circle">
            <chart:data-point chart:style-name="ch8"/>
            <chart:data-point chart:style-name="ch9"/>
          </chart:series>
          <chart:series chart:style-name="ch17" chart:values-cell-range-address="Eredmeny_kor.B10:Eredmeny_kor.C10" chart:label-cell-address="Eredmeny_kor.A10:Eredmeny_kor.A10" chart:class="chart:circle">
            <chart:data-point chart:style-name="ch8"/>
            <chart:data-point chart:style-name="ch9"/>
          </chart:series>
          <chart:series chart:style-name="ch18" chart:values-cell-range-address="Eredmeny_kor.B11:Eredmeny_kor.C11" chart:label-cell-address="Eredmeny_kor.A11:Eredmeny_kor.A11" chart:class="chart:circle">
            <chart:data-point chart:style-name="ch8"/>
            <chart:data-point chart:style-name="ch9"/>
          </chart:series>
          <chart:series chart:style-name="ch19" chart:values-cell-range-address="Eredmeny_kor.B12:Eredmeny_kor.C12" chart:label-cell-address="Eredmeny_kor.A12:Eredmeny_kor.A12" chart:class="chart:circle">
            <chart:data-point chart:style-name="ch8"/>
            <chart:data-point chart:style-name="ch9"/>
          </chart:series>
          <chart:series chart:style-name="ch20" chart:values-cell-range-address="Eredmeny_kor.B13:Eredmeny_kor.C13" chart:label-cell-address="Eredmeny_kor.A13:Eredmeny_kor.A13" chart:class="chart:circle">
            <chart:data-point chart:style-name="ch8"/>
            <chart:data-point chart:style-name="ch9"/>
          </chart:series>
          <chart:series chart:style-name="ch7" chart:values-cell-range-address="Eredmeny_kor.B14:Eredmeny_kor.C14" chart:label-cell-address="Eredmeny_kor.A14:Eredmeny_kor.A14" chart:class="chart:circle">
            <chart:data-point chart:style-name="ch8"/>
            <chart:data-point chart:style-name="ch9"/>
          </chart:series>
          <chart:series chart:style-name="ch10" chart:values-cell-range-address="Eredmeny_kor.B15:Eredmeny_kor.C15" chart:label-cell-address="Eredmeny_kor.A15:Eredmeny_kor.A15" chart:class="chart:circle">
            <chart:data-point chart:style-name="ch8"/>
            <chart:data-point chart:style-name="ch9"/>
          </chart:series>
          <chart:series chart:style-name="ch11" chart:values-cell-range-address="Eredmeny_kor.B16:Eredmeny_kor.C16" chart:label-cell-address="Eredmeny_kor.A16:Eredmeny_kor.A16" chart:class="chart:circle">
            <chart:data-point chart:style-name="ch8"/>
            <chart:data-point chart:style-name="ch9"/>
          </chart:series>
          <chart:series chart:style-name="ch12" chart:values-cell-range-address="Eredmeny_kor.B17:Eredmeny_kor.C17" chart:label-cell-address="Eredmeny_kor.A17:Eredmeny_kor.A17" chart:class="chart:circle">
            <chart:data-point chart:style-name="ch8"/>
            <chart:data-point chart:style-name="ch9"/>
          </chart:series>
          <chart:series chart:style-name="ch13" chart:values-cell-range-address="Eredmeny_kor.B18:Eredmeny_kor.C18" chart:label-cell-address="Eredmeny_kor.A18:Eredmeny_kor.A18" chart:class="chart:circle">
            <chart:data-point chart:style-name="ch8"/>
            <chart:data-point chart:style-name="ch9"/>
          </chart:series>
          <chart:series chart:style-name="ch14" chart:values-cell-range-address="Eredmeny_kor.B19:Eredmeny_kor.C19" chart:label-cell-address="Eredmeny_kor.A19:Eredmeny_kor.A19" chart:class="chart:circle">
            <chart:data-point chart:style-name="ch8"/>
            <chart:data-point chart:style-name="ch9"/>
          </chart:series>
          <chart:series chart:style-name="ch15" chart:values-cell-range-address="Eredmeny_kor.B20:Eredmeny_kor.C20" chart:label-cell-address="Eredmeny_kor.A20:Eredmeny_kor.A20" chart:class="chart:circle">
            <chart:data-point chart:style-name="ch8"/>
            <chart:data-point chart:style-name="ch9"/>
          </chart:series>
          <chart:series chart:style-name="ch16" chart:values-cell-range-address="Eredmeny_kor.B21:Eredmeny_kor.C21" chart:label-cell-address="Eredmeny_kor.A21:Eredmeny_kor.A21" chart:class="chart:circle">
            <chart:data-point chart:style-name="ch8"/>
            <chart:data-point chart:style-name="ch9"/>
          </chart:series>
          <chart:series chart:style-name="ch17" chart:values-cell-range-address="Eredmeny_kor.B22:Eredmeny_kor.C22" chart:label-cell-address="Eredmeny_kor.A22:Eredmeny_kor.A22" chart:class="chart:circle">
            <chart:data-point chart:style-name="ch8"/>
            <chart:data-point chart:style-name="ch9"/>
          </chart:series>
          <chart:series chart:style-name="ch18" chart:values-cell-range-address="Eredmeny_kor.B23:Eredmeny_kor.C23" chart:label-cell-address="Eredmeny_kor.A23:Eredmeny_kor.A23" chart:class="chart:circle">
            <chart:data-point chart:style-name="ch8"/>
            <chart:data-point chart:style-name="ch9"/>
          </chart:series>
          <chart:series chart:style-name="ch19" chart:values-cell-range-address="Eredmeny_kor.B24:Eredmeny_kor.C24" chart:label-cell-address="Eredmeny_kor.A24:Eredmeny_kor.A24" chart:class="chart:circle">
            <chart:data-point chart:style-name="ch8"/>
            <chart:data-point chart:style-name="ch9"/>
          </chart:series>
          <chart:series chart:style-name="ch20" chart:values-cell-range-address="Eredmeny_kor.B25:Eredmeny_kor.C25" chart:label-cell-address="Eredmeny_kor.A25:Eredmeny_kor.A25" chart:class="chart:circle">
            <chart:data-point chart:style-name="ch8"/>
            <chart:data-point chart:style-name="ch9"/>
          </chart:series>
          <chart:series chart:style-name="ch7" chart:values-cell-range-address="Eredmeny_kor.B26:Eredmeny_kor.C26" chart:label-cell-address="Eredmeny_kor.A26:Eredmeny_kor.A26" chart:class="chart:circle">
            <chart:data-point chart:style-name="ch8"/>
            <chart:data-point chart:style-name="ch9"/>
          </chart:series>
          <chart:series chart:style-name="ch10" chart:values-cell-range-address="Eredmeny_kor.B27:Eredmeny_kor.C27" chart:label-cell-address="Eredmeny_kor.A27:Eredmeny_kor.A27" chart:class="chart:circle">
            <chart:data-point chart:style-name="ch8"/>
            <chart:data-point chart:style-name="ch9"/>
          </chart:series>
          <chart:series chart:style-name="ch11" chart:values-cell-range-address="Eredmeny_kor.B28:Eredmeny_kor.C28" chart:label-cell-address="Eredmeny_kor.A28:Eredmeny_kor.A28" chart:class="chart:circle">
            <chart:data-point chart:style-name="ch8"/>
            <chart:data-point chart:style-name="ch9"/>
          </chart:series>
          <chart:series chart:style-name="ch12" chart:values-cell-range-address="Eredmeny_kor.B29:Eredmeny_kor.C29" chart:label-cell-address="Eredmeny_kor.A29:Eredmeny_kor.A29" chart:class="chart:circle">
            <chart:data-point chart:style-name="ch8"/>
            <chart:data-point chart:style-name="ch9"/>
          </chart:series>
          <chart:series chart:style-name="ch13" chart:values-cell-range-address="Eredmeny_kor.B30:Eredmeny_kor.C30" chart:label-cell-address="Eredmeny_kor.A30:Eredmeny_kor.A30" chart:class="chart:circle">
            <chart:data-point chart:style-name="ch8"/>
            <chart:data-point chart:style-name="ch9"/>
          </chart:series>
          <chart:series chart:style-name="ch14" chart:values-cell-range-address="Eredmeny_kor.B31:Eredmeny_kor.C31" chart:label-cell-address="Eredmeny_kor.A31:Eredmeny_kor.A31" chart:class="chart:circle">
            <chart:data-point chart:style-name="ch8"/>
            <chart:data-point chart:style-name="ch9"/>
          </chart:series>
          <chart:series chart:style-name="ch15" chart:values-cell-range-address="Eredmeny_kor.B32:Eredmeny_kor.C32" chart:label-cell-address="Eredmeny_kor.A32:Eredmeny_kor.A32" chart:class="chart:circle">
            <chart:data-point chart:style-name="ch8"/>
            <chart:data-point chart:style-name="ch9"/>
          </chart:series>
          <chart:series chart:style-name="ch16" chart:values-cell-range-address="Eredmeny_kor.B33:Eredmeny_kor.C33" chart:label-cell-address="Eredmeny_kor.A33:Eredmeny_kor.A33" chart:class="chart:circle">
            <chart:data-point chart:style-name="ch8"/>
            <chart:data-point chart:style-name="ch9"/>
          </chart:series>
          <chart:series chart:style-name="ch17" chart:values-cell-range-address="Eredmeny_kor.B34:Eredmeny_kor.C34" chart:label-cell-address="Eredmeny_kor.A34:Eredmeny_kor.A34" chart:class="chart:circle">
            <chart:data-point chart:style-name="ch8"/>
            <chart:data-point chart:style-name="ch9"/>
          </chart:series>
          <chart:series chart:style-name="ch18" chart:values-cell-range-address="Eredmeny_kor.B35:Eredmeny_kor.C35" chart:label-cell-address="Eredmeny_kor.A35:Eredmeny_kor.A35" chart:class="chart:circle">
            <chart:data-point chart:style-name="ch8"/>
            <chart:data-point chart:style-name="ch9"/>
          </chart:series>
          <chart:series chart:style-name="ch19" chart:values-cell-range-address="Eredmeny_kor.B36:Eredmeny_kor.C36" chart:label-cell-address="Eredmeny_kor.A36:Eredmeny_kor.A36" chart:class="chart:circle">
            <chart:data-point chart:style-name="ch8"/>
            <chart:data-point chart:style-name="ch9"/>
          </chart:series>
          <chart:series chart:style-name="ch20" chart:values-cell-range-address="Eredmeny_kor.B37:Eredmeny_kor.C37" chart:label-cell-address="Eredmeny_kor.A37:Eredmeny_kor.A37" chart:class="chart:circle">
            <chart:data-point chart:style-name="ch8"/>
            <chart:data-point chart:style-name="ch9"/>
          </chart:series>
          <chart:series chart:style-name="ch7" chart:values-cell-range-address="Eredmeny_kor.B38:Eredmeny_kor.C38" chart:label-cell-address="Eredmeny_kor.A38:Eredmeny_kor.A38" chart:class="chart:circle">
            <chart:data-point chart:style-name="ch8"/>
            <chart:data-point chart:style-name="ch9"/>
          </chart:series>
          <chart:series chart:style-name="ch10" chart:values-cell-range-address="Eredmeny_kor.B39:Eredmeny_kor.C39" chart:label-cell-address="Eredmeny_kor.A39:Eredmeny_kor.A39" chart:class="chart:circle">
            <chart:data-point chart:style-name="ch8"/>
            <chart:data-point chart:style-name="ch9"/>
          </chart:series>
          <chart:series chart:style-name="ch11" chart:values-cell-range-address="Eredmeny_kor.B40:Eredmeny_kor.C40" chart:label-cell-address="Eredmeny_kor.A40:Eredmeny_kor.A40" chart:class="chart:circle">
            <chart:data-point chart:style-name="ch8"/>
            <chart:data-point chart:style-name="ch9"/>
          </chart:series>
          <chart:series chart:style-name="ch12" chart:values-cell-range-address="Eredmeny_kor.B41:Eredmeny_kor.C41" chart:label-cell-address="Eredmeny_kor.A41:Eredmeny_kor.A41" chart:class="chart:circle">
            <chart:data-point chart:style-name="ch8"/>
            <chart:data-point chart:style-name="ch9"/>
          </chart:series>
          <chart:series chart:style-name="ch13" chart:values-cell-range-address="Eredmeny_kor.B42:Eredmeny_kor.C42" chart:label-cell-address="Eredmeny_kor.A42:Eredmeny_kor.A42" chart:class="chart:circle">
            <chart:data-point chart:style-name="ch8"/>
            <chart:data-point chart:style-name="ch9"/>
          </chart:series>
          <chart:series chart:style-name="ch14" chart:values-cell-range-address="Eredmeny_kor.B43:Eredmeny_kor.C43" chart:label-cell-address="Eredmeny_kor.A43:Eredmeny_kor.A43" chart:class="chart:circle">
            <chart:data-point chart:style-name="ch8"/>
            <chart:data-point chart:style-name="ch9"/>
          </chart:series>
          <chart:series chart:style-name="ch15" chart:values-cell-range-address="Eredmeny_kor.B44:Eredmeny_kor.C44" chart:label-cell-address="Eredmeny_kor.A44:Eredmeny_kor.A44" chart:class="chart:circle">
            <chart:data-point chart:style-name="ch8"/>
            <chart:data-point chart:style-name="ch9"/>
          </chart:series>
          <chart:series chart:style-name="ch16" chart:values-cell-range-address="Eredmeny_kor.B45:Eredmeny_kor.C45" chart:label-cell-address="Eredmeny_kor.A45:Eredmeny_kor.A45" chart:class="chart:circle">
            <chart:data-point chart:style-name="ch8"/>
            <chart:data-point chart:style-name="ch9"/>
          </chart:series>
          <chart:series chart:style-name="ch17" chart:values-cell-range-address="Eredmeny_kor.B46:Eredmeny_kor.C46" chart:label-cell-address="Eredmeny_kor.A46:Eredmeny_kor.A46" chart:class="chart:circle">
            <chart:data-point chart:style-name="ch8"/>
            <chart:data-point chart:style-name="ch9"/>
          </chart:series>
          <chart:series chart:style-name="ch18" chart:values-cell-range-address="Eredmeny_kor.B47:Eredmeny_kor.C47" chart:label-cell-address="Eredmeny_kor.A47:Eredmeny_kor.A47" chart:class="chart:circle">
            <chart:data-point chart:style-name="ch8"/>
            <chart:data-point chart:style-name="ch9"/>
          </chart:series>
          <chart:series chart:style-name="ch19" chart:values-cell-range-address="Eredmeny_kor.B48:Eredmeny_kor.C48" chart:label-cell-address="Eredmeny_kor.A48:Eredmeny_kor.A48" chart:class="chart:circle">
            <chart:data-point chart:style-name="ch8"/>
            <chart:data-point chart:style-name="ch9"/>
          </chart:series>
          <chart:series chart:style-name="ch20" chart:values-cell-range-address="Eredmeny_kor.B49:Eredmeny_kor.C49" chart:label-cell-address="Eredmeny_kor.A49:Eredmeny_kor.A49" chart:class="chart:circle">
            <chart:data-point chart:style-name="ch8"/>
            <chart:data-point chart:style-name="ch9"/>
          </chart:series>
          <chart:series chart:style-name="ch7" chart:values-cell-range-address="Eredmeny_kor.B50:Eredmeny_kor.C50" chart:label-cell-address="Eredmeny_kor.A50:Eredmeny_kor.A50" chart:class="chart:circle">
            <chart:data-point chart:style-name="ch8"/>
            <chart:data-point chart:style-name="ch9"/>
          </chart:series>
          <chart:series chart:style-name="ch10" chart:values-cell-range-address="Eredmeny_kor.B51:Eredmeny_kor.C51" chart:label-cell-address="Eredmeny_kor.A51:Eredmeny_kor.A51" chart:class="chart:circle">
            <chart:data-point chart:style-name="ch8"/>
            <chart:data-point chart:style-name="ch9"/>
          </chart:series>
          <chart:series chart:style-name="ch11" chart:values-cell-range-address="Eredmeny_kor.B52:Eredmeny_kor.C52" chart:label-cell-address="Eredmeny_kor.A52:Eredmeny_kor.A52" chart:class="chart:circle">
            <chart:data-point chart:style-name="ch8"/>
            <chart:data-point chart:style-name="ch9"/>
          </chart:series>
          <chart:series chart:style-name="ch12" chart:values-cell-range-address="Eredmeny_kor.B53:Eredmeny_kor.C53" chart:label-cell-address="Eredmeny_kor.A53:Eredmeny_kor.A53" chart:class="chart:circle">
            <chart:data-point chart:style-name="ch8"/>
            <chart:data-point chart:style-name="ch9"/>
          </chart:series>
          <chart:series chart:style-name="ch13" chart:values-cell-range-address="Eredmeny_kor.B54:Eredmeny_kor.C54" chart:label-cell-address="Eredmeny_kor.A54:Eredmeny_kor.A54" chart:class="chart:circle">
            <chart:data-point chart:style-name="ch8"/>
            <chart:data-point chart:style-name="ch9"/>
          </chart:series>
          <chart:series chart:style-name="ch14" chart:values-cell-range-address="Eredmeny_kor.B55:Eredmeny_kor.C55" chart:label-cell-address="Eredmeny_kor.A55:Eredmeny_kor.A55" chart:class="chart:circle">
            <chart:data-point chart:style-name="ch8"/>
            <chart:data-point chart:style-name="ch9"/>
          </chart:series>
          <chart:series chart:style-name="ch15" chart:values-cell-range-address="Eredmeny_kor.B56:Eredmeny_kor.C56" chart:label-cell-address="Eredmeny_kor.A56:Eredmeny_kor.A56" chart:class="chart:circle">
            <chart:data-point chart:style-name="ch8"/>
            <chart:data-point chart:style-name="ch9"/>
          </chart:series>
          <chart:series chart:style-name="ch16" chart:values-cell-range-address="Eredmeny_kor.B57:Eredmeny_kor.C57" chart:label-cell-address="Eredmeny_kor.A57:Eredmeny_kor.A57" chart:class="chart:circle">
            <chart:data-point chart:style-name="ch8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bas ertek</text:p>
                <draw:g>
                  <svg:desc>Eredmeny_kor.B1:Eredmeny_kor.C1</svg:desc>
                </draw:g>
              </table:table-cell>
              <table:table-cell office:value-type="string">
                <text:p>Dobas valos ertek</text:p>
              </table:table-cell>
            </table:table-row>
          </table:table-header-rows>
          <table:table-rows>
            <table:table-row>
              <table:table-cell office:value-type="string">
                <text:p>./kepek/09.jpg</text:p>
                <draw:g>
                  <svg:desc>Eredmeny_kor.A2:Eredmeny_kor.A2</svg:desc>
                </draw:g>
              </table:table-cell>
              <table:table-cell office:value-type="float" office:value="121">
                <text:p>121</text:p>
                <draw:g>
                  <svg:desc>Eredmeny_kor.B2:Eredmeny_kor.C2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./kepek/25.jpg</text:p>
                <draw:g>
                  <svg:desc>Eredmeny_kor.A3:Eredmeny_kor.A3</svg:desc>
                </draw:g>
              </table:table-cell>
              <table:table-cell office:value-type="float" office:value="64">
                <text:p>64</text:p>
                <draw:g>
                  <svg:desc>Eredmeny_kor.B3:Eredmeny_kor.C3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/kepek/18.jpg</text:p>
                <draw:g>
                  <svg:desc>Eredmeny_kor.A4:Eredmeny_kor.A4</svg:desc>
                </draw:g>
              </table:table-cell>
              <table:table-cell office:value-type="float" office:value="14">
                <text:p>14</text:p>
                <draw:g>
                  <svg:desc>Eredmeny_kor.B4:Eredmeny_kor.C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29.jpg</text:p>
                <draw:g>
                  <svg:desc>Eredmeny_kor.A5:Eredmeny_kor.A5</svg:desc>
                </draw:g>
              </table:table-cell>
              <table:table-cell office:value-type="float" office:value="18">
                <text:p>18</text:p>
                <draw:g>
                  <svg:desc>Eredmeny_kor.B5:Eredmeny_kor.C5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39.jpg</text:p>
                <draw:g>
                  <svg:desc>Eredmeny_kor.A6:Eredmeny_kor.A6</svg:desc>
                </draw:g>
              </table:table-cell>
              <table:table-cell office:value-type="float" office:value="6">
                <text:p>6</text:p>
                <draw:g>
                  <svg:desc>Eredmeny_kor.B6:Eredmeny_kor.C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6.jpg</text:p>
                <draw:g>
                  <svg:desc>Eredmeny_kor.A7:Eredmeny_kor.A7</svg:desc>
                </draw:g>
              </table:table-cell>
              <table:table-cell office:value-type="float" office:value="12">
                <text:p>12</text:p>
                <draw:g>
                  <svg:desc>Eredmeny_kor.B7:Eredmeny_kor.C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20.jpg</text:p>
                <draw:g>
                  <svg:desc>Eredmeny_kor.A8:Eredmeny_kor.A8</svg:desc>
                </draw:g>
              </table:table-cell>
              <table:table-cell office:value-type="float" office:value="12">
                <text:p>12</text:p>
                <draw:g>
                  <svg:desc>Eredmeny_kor.B8:Eredmeny_kor.C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30.jpg</text:p>
                <draw:g>
                  <svg:desc>Eredmeny_kor.A9:Eredmeny_kor.A9</svg:desc>
                </draw:g>
              </table:table-cell>
              <table:table-cell office:value-type="float" office:value="16">
                <text:p>16</text:p>
                <draw:g>
                  <svg:desc>Eredmeny_kor.B9:Eredmeny_kor.C9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54.jpg</text:p>
                <draw:g>
                  <svg:desc>Eredmeny_kor.A10:Eredmeny_kor.A10</svg:desc>
                </draw:g>
              </table:table-cell>
              <table:table-cell office:value-type="float" office:value="9">
                <text:p>9</text:p>
                <draw:g>
                  <svg:desc>Eredmeny_kor.B10:Eredmeny_kor.C10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./kepek/01.jpg</text:p>
                <draw:g>
                  <svg:desc>Eredmeny_kor.A11:Eredmeny_kor.A11</svg:desc>
                </draw:g>
              </table:table-cell>
              <table:table-cell office:value-type="float" office:value="11">
                <text:p>11</text:p>
                <draw:g>
                  <svg:desc>Eredmeny_kor.B11:Eredmeny_kor.C11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02.jpg</text:p>
                <draw:g>
                  <svg:desc>Eredmeny_kor.A12:Eredmeny_kor.A12</svg:desc>
                </draw:g>
              </table:table-cell>
              <table:table-cell office:value-type="float" office:value="15">
                <text:p>15</text:p>
                <draw:g>
                  <svg:desc>Eredmeny_kor.B12:Eredmeny_kor.C12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04.jpg</text:p>
                <draw:g>
                  <svg:desc>Eredmeny_kor.A13:Eredmeny_kor.A13</svg:desc>
                </draw:g>
              </table:table-cell>
              <table:table-cell office:value-type="float" office:value="15">
                <text:p>15</text:p>
                <draw:g>
                  <svg:desc>Eredmeny_kor.B13:Eredmeny_kor.C13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05.jpg</text:p>
                <draw:g>
                  <svg:desc>Eredmeny_kor.A14:Eredmeny_kor.A14</svg:desc>
                </draw:g>
              </table:table-cell>
              <table:table-cell office:value-type="float" office:value="13">
                <text:p>13</text:p>
                <draw:g>
                  <svg:desc>Eredmeny_kor.B14:Eredmeny_kor.C14</svg:desc>
                </draw:g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./kepek/07.jpg</text:p>
                <draw:g>
                  <svg:desc>Eredmeny_kor.A15:Eredmeny_kor.A15</svg:desc>
                </draw:g>
              </table:table-cell>
              <table:table-cell office:value-type="float" office:value="16">
                <text:p>16</text:p>
                <draw:g>
                  <svg:desc>Eredmeny_kor.B15:Eredmeny_kor.C15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/kepek/11.jpg</text:p>
                <draw:g>
                  <svg:desc>Eredmeny_kor.A16:Eredmeny_kor.A16</svg:desc>
                </draw:g>
              </table:table-cell>
              <table:table-cell office:value-type="float" office:value="15">
                <text:p>15</text:p>
                <draw:g>
                  <svg:desc>Eredmeny_kor.B16:Eredmeny_kor.C16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12.jpg</text:p>
                <draw:g>
                  <svg:desc>Eredmeny_kor.A17:Eredmeny_kor.A17</svg:desc>
                </draw:g>
              </table:table-cell>
              <table:table-cell office:value-type="float" office:value="15">
                <text:p>15</text:p>
                <draw:g>
                  <svg:desc>Eredmeny_kor.B17:Eredmeny_kor.C17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14.jpg</text:p>
                <draw:g>
                  <svg:desc>Eredmeny_kor.A18:Eredmeny_kor.A18</svg:desc>
                </draw:g>
              </table:table-cell>
              <table:table-cell office:value-type="float" office:value="10">
                <text:p>10</text:p>
                <draw:g>
                  <svg:desc>Eredmeny_kor.B18:Eredmeny_kor.C18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./kepek/16.jpg</text:p>
                <draw:g>
                  <svg:desc>Eredmeny_kor.A19:Eredmeny_kor.A19</svg:desc>
                </draw:g>
              </table:table-cell>
              <table:table-cell office:value-type="float" office:value="12">
                <text:p>12</text:p>
                <draw:g>
                  <svg:desc>Eredmeny_kor.B19:Eredmeny_kor.C19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./kepek/17.jpg</text:p>
                <draw:g>
                  <svg:desc>Eredmeny_kor.A20:Eredmeny_kor.A20</svg:desc>
                </draw:g>
              </table:table-cell>
              <table:table-cell office:value-type="float" office:value="11">
                <text:p>11</text:p>
                <draw:g>
                  <svg:desc>Eredmeny_kor.B20:Eredmeny_kor.C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21.jpg</text:p>
                <draw:g>
                  <svg:desc>Eredmeny_kor.A21:Eredmeny_kor.A21</svg:desc>
                </draw:g>
              </table:table-cell>
              <table:table-cell office:value-type="float" office:value="10">
                <text:p>10</text:p>
                <draw:g>
                  <svg:desc>Eredmeny_kor.B21:Eredmeny_kor.C21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./kepek/22.jpg</text:p>
                <draw:g>
                  <svg:desc>Eredmeny_kor.A22:Eredmeny_kor.A22</svg:desc>
                </draw:g>
              </table:table-cell>
              <table:table-cell office:value-type="float" office:value="15">
                <text:p>15</text:p>
                <draw:g>
                  <svg:desc>Eredmeny_kor.B22:Eredmeny_kor.C22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26.jpg</text:p>
                <draw:g>
                  <svg:desc>Eredmeny_kor.A23:Eredmeny_kor.A23</svg:desc>
                </draw:g>
              </table:table-cell>
              <table:table-cell office:value-type="float" office:value="20">
                <text:p>20</text:p>
                <draw:g>
                  <svg:desc>Eredmeny_kor.B23:Eredmeny_kor.C23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/kepek/27.jpg</text:p>
                <draw:g>
                  <svg:desc>Eredmeny_kor.A24:Eredmeny_kor.A24</svg:desc>
                </draw:g>
              </table:table-cell>
              <table:table-cell office:value-type="float" office:value="18">
                <text:p>18</text:p>
                <draw:g>
                  <svg:desc>Eredmeny_kor.B24:Eredmeny_kor.C24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./kepek/28.jpg</text:p>
                <draw:g>
                  <svg:desc>Eredmeny_kor.A25:Eredmeny_kor.A25</svg:desc>
                </draw:g>
              </table:table-cell>
              <table:table-cell office:value-type="float" office:value="11">
                <text:p>11</text:p>
                <draw:g>
                  <svg:desc>Eredmeny_kor.B25:Eredmeny_kor.C2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31.jpg</text:p>
                <draw:g>
                  <svg:desc>Eredmeny_kor.A26:Eredmeny_kor.A26</svg:desc>
                </draw:g>
              </table:table-cell>
              <table:table-cell office:value-type="float" office:value="16">
                <text:p>16</text:p>
                <draw:g>
                  <svg:desc>Eredmeny_kor.B26:Eredmeny_kor.C26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/kepek/33.jpg</text:p>
                <draw:g>
                  <svg:desc>Eredmeny_kor.A27:Eredmeny_kor.A27</svg:desc>
                </draw:g>
              </table:table-cell>
              <table:table-cell office:value-type="float" office:value="12">
                <text:p>12</text:p>
                <draw:g>
                  <svg:desc>Eredmeny_kor.B27:Eredmeny_kor.C27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./kepek/35.jpg</text:p>
                <draw:g>
                  <svg:desc>Eredmeny_kor.A28:Eredmeny_kor.A28</svg:desc>
                </draw:g>
              </table:table-cell>
              <table:table-cell office:value-type="float" office:value="16">
                <text:p>16</text:p>
                <draw:g>
                  <svg:desc>Eredmeny_kor.B28:Eredmeny_kor.C28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/kepek/36.jpg</text:p>
                <draw:g>
                  <svg:desc>Eredmeny_kor.A29:Eredmeny_kor.A29</svg:desc>
                </draw:g>
              </table:table-cell>
              <table:table-cell office:value-type="float" office:value="17">
                <text:p>17</text:p>
                <draw:g>
                  <svg:desc>Eredmeny_kor.B29:Eredmeny_kor.C29</svg:desc>
                </draw:g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./kepek/37.jpg</text:p>
                <draw:g>
                  <svg:desc>Eredmeny_kor.A30:Eredmeny_kor.A30</svg:desc>
                </draw:g>
              </table:table-cell>
              <table:table-cell office:value-type="float" office:value="18">
                <text:p>18</text:p>
                <draw:g>
                  <svg:desc>Eredmeny_kor.B30:Eredmeny_kor.C30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./kepek/38.jpg</text:p>
                <draw:g>
                  <svg:desc>Eredmeny_kor.A31:Eredmeny_kor.A31</svg:desc>
                </draw:g>
              </table:table-cell>
              <table:table-cell office:value-type="float" office:value="16">
                <text:p>16</text:p>
                <draw:g>
                  <svg:desc>Eredmeny_kor.B31:Eredmeny_kor.C31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/kepek/40.jpg</text:p>
                <draw:g>
                  <svg:desc>Eredmeny_kor.A32:Eredmeny_kor.A32</svg:desc>
                </draw:g>
              </table:table-cell>
              <table:table-cell office:value-type="float" office:value="14">
                <text:p>14</text:p>
                <draw:g>
                  <svg:desc>Eredmeny_kor.B32:Eredmeny_kor.C32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./kepek/41.jpg</text:p>
                <draw:g>
                  <svg:desc>Eredmeny_kor.A33:Eredmeny_kor.A33</svg:desc>
                </draw:g>
              </table:table-cell>
              <table:table-cell office:value-type="float" office:value="17">
                <text:p>17</text:p>
                <draw:g>
                  <svg:desc>Eredmeny_kor.B33:Eredmeny_kor.C33</svg:desc>
                </draw:g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./kepek/43.jpg</text:p>
                <draw:g>
                  <svg:desc>Eredmeny_kor.A34:Eredmeny_kor.A34</svg:desc>
                </draw:g>
              </table:table-cell>
              <table:table-cell office:value-type="float" office:value="14">
                <text:p>14</text:p>
                <draw:g>
                  <svg:desc>Eredmeny_kor.B34:Eredmeny_kor.C34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./kepek/44.jpg</text:p>
                <draw:g>
                  <svg:desc>Eredmeny_kor.A35:Eredmeny_kor.A35</svg:desc>
                </draw:g>
              </table:table-cell>
              <table:table-cell office:value-type="float" office:value="20">
                <text:p>20</text:p>
                <draw:g>
                  <svg:desc>Eredmeny_kor.B35:Eredmeny_kor.C35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/kepek/46.jpg</text:p>
                <draw:g>
                  <svg:desc>Eredmeny_kor.A36:Eredmeny_kor.A36</svg:desc>
                </draw:g>
              </table:table-cell>
              <table:table-cell office:value-type="float" office:value="4">
                <text:p>4</text:p>
                <draw:g>
                  <svg:desc>Eredmeny_kor.B36:Eredmeny_kor.C3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7.jpg</text:p>
                <draw:g>
                  <svg:desc>Eredmeny_kor.A37:Eredmeny_kor.A37</svg:desc>
                </draw:g>
              </table:table-cell>
              <table:table-cell office:value-type="float" office:value="24">
                <text:p>24</text:p>
                <draw:g>
                  <svg:desc>Eredmeny_kor.B37:Eredmeny_kor.C37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./kepek/48.jpg</text:p>
                <draw:g>
                  <svg:desc>Eredmeny_kor.A38:Eredmeny_kor.A38</svg:desc>
                </draw:g>
              </table:table-cell>
              <table:table-cell office:value-type="float" office:value="11">
                <text:p>11</text:p>
                <draw:g>
                  <svg:desc>Eredmeny_kor.B38:Eredmeny_kor.C3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49.jpg</text:p>
                <draw:g>
                  <svg:desc>Eredmeny_kor.A39:Eredmeny_kor.A39</svg:desc>
                </draw:g>
              </table:table-cell>
              <table:table-cell office:value-type="float" office:value="15">
                <text:p>15</text:p>
                <draw:g>
                  <svg:desc>Eredmeny_kor.B39:Eredmeny_kor.C39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50.jpg</text:p>
                <draw:g>
                  <svg:desc>Eredmeny_kor.A40:Eredmeny_kor.A40</svg:desc>
                </draw:g>
              </table:table-cell>
              <table:table-cell office:value-type="float" office:value="10">
                <text:p>10</text:p>
                <draw:g>
                  <svg:desc>Eredmeny_kor.B40:Eredmeny_kor.C40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./kepek/52.jpg</text:p>
                <draw:g>
                  <svg:desc>Eredmeny_kor.A41:Eredmeny_kor.A41</svg:desc>
                </draw:g>
              </table:table-cell>
              <table:table-cell office:value-type="float" office:value="7">
                <text:p>7</text:p>
                <draw:g>
                  <svg:desc>Eredmeny_kor.B41:Eredmeny_kor.C41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./kepek/53.jpg</text:p>
                <draw:g>
                  <svg:desc>Eredmeny_kor.A42:Eredmeny_kor.A42</svg:desc>
                </draw:g>
              </table:table-cell>
              <table:table-cell office:value-type="float" office:value="18">
                <text:p>18</text:p>
                <draw:g>
                  <svg:desc>Eredmeny_kor.B42:Eredmeny_kor.C42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./kepek/03.jpg</text:p>
                <draw:g>
                  <svg:desc>Eredmeny_kor.A43:Eredmeny_kor.A43</svg:desc>
                </draw:g>
              </table:table-cell>
              <table:table-cell office:value-type="float" office:value="14">
                <text:p>14</text:p>
                <draw:g>
                  <svg:desc>Eredmeny_kor.B43:Eredmeny_kor.C43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08.jpg</text:p>
                <draw:g>
                  <svg:desc>Eredmeny_kor.A44:Eredmeny_kor.A44</svg:desc>
                </draw:g>
              </table:table-cell>
              <table:table-cell office:value-type="float" office:value="13">
                <text:p>13</text:p>
                <draw:g>
                  <svg:desc>Eredmeny_kor.B44:Eredmeny_kor.C44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./kepek/10.jpg</text:p>
                <draw:g>
                  <svg:desc>Eredmeny_kor.A45:Eredmeny_kor.A45</svg:desc>
                </draw:g>
              </table:table-cell>
              <table:table-cell office:value-type="float" office:value="12">
                <text:p>12</text:p>
                <draw:g>
                  <svg:desc>Eredmeny_kor.B45:Eredmeny_kor.C45</svg:desc>
                </draw:g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./kepek/13.jpg</text:p>
                <draw:g>
                  <svg:desc>Eredmeny_kor.A46:Eredmeny_kor.A46</svg:desc>
                </draw:g>
              </table:table-cell>
              <table:table-cell office:value-type="float" office:value="14">
                <text:p>14</text:p>
                <draw:g>
                  <svg:desc>Eredmeny_kor.B46:Eredmeny_kor.C46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15.jpg</text:p>
                <draw:g>
                  <svg:desc>Eredmeny_kor.A47:Eredmeny_kor.A47</svg:desc>
                </draw:g>
              </table:table-cell>
              <table:table-cell office:value-type="float" office:value="15">
                <text:p>15</text:p>
                <draw:g>
                  <svg:desc>Eredmeny_kor.B47:Eredmeny_kor.C47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/kepek/19.jpg</text:p>
                <draw:g>
                  <svg:desc>Eredmeny_kor.A48:Eredmeny_kor.A48</svg:desc>
                </draw:g>
              </table:table-cell>
              <table:table-cell office:value-type="float" office:value="14">
                <text:p>14</text:p>
                <draw:g>
                  <svg:desc>Eredmeny_kor.B48:Eredmeny_kor.C48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32.jpg</text:p>
                <draw:g>
                  <svg:desc>Eredmeny_kor.A49:Eredmeny_kor.A49</svg:desc>
                </draw:g>
              </table:table-cell>
              <table:table-cell office:value-type="float" office:value="10">
                <text:p>10</text:p>
                <draw:g>
                  <svg:desc>Eredmeny_kor.B49:Eredmeny_kor.C4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/kepek/34.jpg</text:p>
                <draw:g>
                  <svg:desc>Eredmeny_kor.A50:Eredmeny_kor.A50</svg:desc>
                </draw:g>
              </table:table-cell>
              <table:table-cell office:value-type="float" office:value="17">
                <text:p>17</text:p>
                <draw:g>
                  <svg:desc>Eredmeny_kor.B50:Eredmeny_kor.C50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./kepek/45.jpg</text:p>
                <draw:g>
                  <svg:desc>Eredmeny_kor.A51:Eredmeny_kor.A51</svg:desc>
                </draw:g>
              </table:table-cell>
              <table:table-cell office:value-type="float" office:value="11">
                <text:p>11</text:p>
                <draw:g>
                  <svg:desc>Eredmeny_kor.B51:Eredmeny_kor.C51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./kepek/51.jpg</text:p>
                <draw:g>
                  <svg:desc>Eredmeny_kor.A52:Eredmeny_kor.A52</svg:desc>
                </draw:g>
              </table:table-cell>
              <table:table-cell office:value-type="float" office:value="14">
                <text:p>14</text:p>
                <draw:g>
                  <svg:desc>Eredmeny_kor.B52:Eredmeny_kor.C52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23.jpg</text:p>
                <draw:g>
                  <svg:desc>Eredmeny_kor.A53:Eredmeny_kor.A53</svg:desc>
                </draw:g>
              </table:table-cell>
              <table:table-cell office:value-type="float" office:value="6">
                <text:p>6</text:p>
                <draw:g>
                  <svg:desc>Eredmeny_kor.B53:Eredmeny_kor.C53</svg:desc>
                </draw:g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./kepek/24.jpg</text:p>
                <draw:g>
                  <svg:desc>Eredmeny_kor.A54:Eredmeny_kor.A54</svg:desc>
                </draw:g>
              </table:table-cell>
              <table:table-cell office:value-type="float" office:value="13">
                <text:p>13</text:p>
                <draw:g>
                  <svg:desc>Eredmeny_kor.B54:Eredmeny_kor.C54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/kepek/42.jpg</text:p>
                <draw:g>
                  <svg:desc>Eredmeny_kor.A55:Eredmeny_kor.A55</svg:desc>
                </draw:g>
              </table:table-cell>
              <table:table-cell office:value-type="float" office:value="11">
                <text:p>11</text:p>
                <draw:g>
                  <svg:desc>Eredmeny_kor.B55:Eredmeny_kor.C55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55.jpg</text:p>
                <draw:g>
                  <svg:desc>Eredmeny_kor.A56:Eredmeny_kor.A56</svg:desc>
                </draw:g>
              </table:table-cell>
              <table:table-cell office:value-type="float" office:value="0">
                <text:p>0</text:p>
                <draw:g>
                  <svg:desc>Eredmeny_kor.B56:Eredmeny_kor.C56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./kepek/56.jpg</text:p>
                <draw:g>
                  <svg:desc>Eredmeny_kor.A57:Eredmeny_kor.A57</svg:desc>
                </draw:g>
              </table:table-cell>
              <table:table-cell office:value-type="float" office:value="71">
                <text:p>71</text:p>
                <draw:g>
                  <svg:desc>Eredmeny_kor.B57:Eredmeny_kor.C57</svg:desc>
                </draw:g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.672cm" svg:height="9.013cm" xlink:href=".." xlink:type="simple" chart:class="chart:ring" chart:style-name="ch1">
        <chart:legend chart:legend-position="end" svg:x="9.974cm" svg:y="3.983cm" style:legend-expansion="high" chart:style-name="ch2"/>
        <chart:plot-area chart:style-name="ch3" table:cell-range-address="Eredmeny_kocka.A1:Eredmeny_kocka.C57" chart:data-source-has-labels="both" svg:x="0.622cm" svg:y="0.122cm" svg:width="8.767cm" svg:height="8.768cm">
          <chartooo:coordinate-region svg:x="0.622cm" svg:y="0cm" svg:width="8.767cm" svg:height="9.013cm"/>
          <chart:axis chart:dimension="x" chart:name="primary-x" chart:style-name="ch4" chartooo:axis-type="auto">
            <chartooo:date-scale/>
            <chart:categories table:cell-range-address="Eredmeny_kocka.B1:Eredmeny_kocka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redmeny_kocka.B2:Eredmeny_kocka.C2" chart:label-cell-address="Eredmeny_kocka.A2:Eredmeny_kocka.A2" chart:class="chart:circle">
            <chart:data-point chart:style-name="ch8"/>
            <chart:data-point chart:style-name="ch9"/>
          </chart:series>
          <chart:series chart:style-name="ch10" chart:values-cell-range-address="Eredmeny_kocka.B3:Eredmeny_kocka.C3" chart:label-cell-address="Eredmeny_kocka.A3:Eredmeny_kocka.A3" chart:class="chart:circle">
            <chart:data-point chart:style-name="ch8"/>
            <chart:data-point chart:style-name="ch9"/>
          </chart:series>
          <chart:series chart:style-name="ch11" chart:values-cell-range-address="Eredmeny_kocka.B4:Eredmeny_kocka.C4" chart:label-cell-address="Eredmeny_kocka.A4:Eredmeny_kocka.A4" chart:class="chart:circle">
            <chart:data-point chart:style-name="ch8"/>
            <chart:data-point chart:style-name="ch9"/>
          </chart:series>
          <chart:series chart:style-name="ch12" chart:values-cell-range-address="Eredmeny_kocka.B5:Eredmeny_kocka.C5" chart:label-cell-address="Eredmeny_kocka.A5:Eredmeny_kocka.A5" chart:class="chart:circle">
            <chart:data-point chart:style-name="ch8"/>
            <chart:data-point chart:style-name="ch9"/>
          </chart:series>
          <chart:series chart:style-name="ch13" chart:values-cell-range-address="Eredmeny_kocka.B6:Eredmeny_kocka.C6" chart:label-cell-address="Eredmeny_kocka.A6:Eredmeny_kocka.A6" chart:class="chart:circle">
            <chart:data-point chart:style-name="ch8"/>
            <chart:data-point chart:style-name="ch9"/>
          </chart:series>
          <chart:series chart:style-name="ch14" chart:values-cell-range-address="Eredmeny_kocka.B7:Eredmeny_kocka.C7" chart:label-cell-address="Eredmeny_kocka.A7:Eredmeny_kocka.A7" chart:class="chart:circle">
            <chart:data-point chart:style-name="ch8"/>
            <chart:data-point chart:style-name="ch9"/>
          </chart:series>
          <chart:series chart:style-name="ch15" chart:values-cell-range-address="Eredmeny_kocka.B8:Eredmeny_kocka.C8" chart:label-cell-address="Eredmeny_kocka.A8:Eredmeny_kocka.A8" chart:class="chart:circle">
            <chart:data-point chart:style-name="ch8"/>
            <chart:data-point chart:style-name="ch9"/>
          </chart:series>
          <chart:series chart:style-name="ch16" chart:values-cell-range-address="Eredmeny_kocka.B9:Eredmeny_kocka.C9" chart:label-cell-address="Eredmeny_kocka.A9:Eredmeny_kocka.A9" chart:class="chart:circle">
            <chart:data-point chart:style-name="ch8"/>
            <chart:data-point chart:style-name="ch9"/>
          </chart:series>
          <chart:series chart:style-name="ch17" chart:values-cell-range-address="Eredmeny_kocka.B10:Eredmeny_kocka.C10" chart:label-cell-address="Eredmeny_kocka.A10:Eredmeny_kocka.A10" chart:class="chart:circle">
            <chart:data-point chart:style-name="ch8"/>
            <chart:data-point chart:style-name="ch9"/>
          </chart:series>
          <chart:series chart:style-name="ch18" chart:values-cell-range-address="Eredmeny_kocka.B11:Eredmeny_kocka.C11" chart:label-cell-address="Eredmeny_kocka.A11:Eredmeny_kocka.A11" chart:class="chart:circle">
            <chart:data-point chart:style-name="ch8"/>
            <chart:data-point chart:style-name="ch9"/>
          </chart:series>
          <chart:series chart:style-name="ch19" chart:values-cell-range-address="Eredmeny_kocka.B12:Eredmeny_kocka.C12" chart:label-cell-address="Eredmeny_kocka.A12:Eredmeny_kocka.A12" chart:class="chart:circle">
            <chart:data-point chart:style-name="ch8"/>
            <chart:data-point chart:style-name="ch9"/>
          </chart:series>
          <chart:series chart:style-name="ch20" chart:values-cell-range-address="Eredmeny_kocka.B13:Eredmeny_kocka.C13" chart:label-cell-address="Eredmeny_kocka.A13:Eredmeny_kocka.A13" chart:class="chart:circle">
            <chart:data-point chart:style-name="ch8"/>
            <chart:data-point chart:style-name="ch9"/>
          </chart:series>
          <chart:series chart:style-name="ch7" chart:values-cell-range-address="Eredmeny_kocka.B14:Eredmeny_kocka.C14" chart:label-cell-address="Eredmeny_kocka.A14:Eredmeny_kocka.A14" chart:class="chart:circle">
            <chart:data-point chart:style-name="ch8"/>
            <chart:data-point chart:style-name="ch9"/>
          </chart:series>
          <chart:series chart:style-name="ch10" chart:values-cell-range-address="Eredmeny_kocka.B15:Eredmeny_kocka.C15" chart:label-cell-address="Eredmeny_kocka.A15:Eredmeny_kocka.A15" chart:class="chart:circle">
            <chart:data-point chart:style-name="ch8"/>
            <chart:data-point chart:style-name="ch9"/>
          </chart:series>
          <chart:series chart:style-name="ch11" chart:values-cell-range-address="Eredmeny_kocka.B16:Eredmeny_kocka.C16" chart:label-cell-address="Eredmeny_kocka.A16:Eredmeny_kocka.A16" chart:class="chart:circle">
            <chart:data-point chart:style-name="ch8"/>
            <chart:data-point chart:style-name="ch9"/>
          </chart:series>
          <chart:series chart:style-name="ch12" chart:values-cell-range-address="Eredmeny_kocka.B17:Eredmeny_kocka.C17" chart:label-cell-address="Eredmeny_kocka.A17:Eredmeny_kocka.A17" chart:class="chart:circle">
            <chart:data-point chart:style-name="ch8"/>
            <chart:data-point chart:style-name="ch9"/>
          </chart:series>
          <chart:series chart:style-name="ch13" chart:values-cell-range-address="Eredmeny_kocka.B18:Eredmeny_kocka.C18" chart:label-cell-address="Eredmeny_kocka.A18:Eredmeny_kocka.A18" chart:class="chart:circle">
            <chart:data-point chart:style-name="ch8"/>
            <chart:data-point chart:style-name="ch9"/>
          </chart:series>
          <chart:series chart:style-name="ch14" chart:values-cell-range-address="Eredmeny_kocka.B19:Eredmeny_kocka.C19" chart:label-cell-address="Eredmeny_kocka.A19:Eredmeny_kocka.A19" chart:class="chart:circle">
            <chart:data-point chart:style-name="ch8"/>
            <chart:data-point chart:style-name="ch9"/>
          </chart:series>
          <chart:series chart:style-name="ch15" chart:values-cell-range-address="Eredmeny_kocka.B20:Eredmeny_kocka.C20" chart:label-cell-address="Eredmeny_kocka.A20:Eredmeny_kocka.A20" chart:class="chart:circle">
            <chart:data-point chart:style-name="ch8"/>
            <chart:data-point chart:style-name="ch9"/>
          </chart:series>
          <chart:series chart:style-name="ch16" chart:values-cell-range-address="Eredmeny_kocka.B21:Eredmeny_kocka.C21" chart:label-cell-address="Eredmeny_kocka.A21:Eredmeny_kocka.A21" chart:class="chart:circle">
            <chart:data-point chart:style-name="ch8"/>
            <chart:data-point chart:style-name="ch9"/>
          </chart:series>
          <chart:series chart:style-name="ch17" chart:values-cell-range-address="Eredmeny_kocka.B22:Eredmeny_kocka.C22" chart:label-cell-address="Eredmeny_kocka.A22:Eredmeny_kocka.A22" chart:class="chart:circle">
            <chart:data-point chart:style-name="ch8"/>
            <chart:data-point chart:style-name="ch9"/>
          </chart:series>
          <chart:series chart:style-name="ch18" chart:values-cell-range-address="Eredmeny_kocka.B23:Eredmeny_kocka.C23" chart:label-cell-address="Eredmeny_kocka.A23:Eredmeny_kocka.A23" chart:class="chart:circle">
            <chart:data-point chart:style-name="ch8"/>
            <chart:data-point chart:style-name="ch9"/>
          </chart:series>
          <chart:series chart:style-name="ch19" chart:values-cell-range-address="Eredmeny_kocka.B24:Eredmeny_kocka.C24" chart:label-cell-address="Eredmeny_kocka.A24:Eredmeny_kocka.A24" chart:class="chart:circle">
            <chart:data-point chart:style-name="ch8"/>
            <chart:data-point chart:style-name="ch9"/>
          </chart:series>
          <chart:series chart:style-name="ch20" chart:values-cell-range-address="Eredmeny_kocka.B25:Eredmeny_kocka.C25" chart:label-cell-address="Eredmeny_kocka.A25:Eredmeny_kocka.A25" chart:class="chart:circle">
            <chart:data-point chart:style-name="ch8"/>
            <chart:data-point chart:style-name="ch9"/>
          </chart:series>
          <chart:series chart:style-name="ch7" chart:values-cell-range-address="Eredmeny_kocka.B26:Eredmeny_kocka.C26" chart:label-cell-address="Eredmeny_kocka.A26:Eredmeny_kocka.A26" chart:class="chart:circle">
            <chart:data-point chart:style-name="ch8"/>
            <chart:data-point chart:style-name="ch9"/>
          </chart:series>
          <chart:series chart:style-name="ch10" chart:values-cell-range-address="Eredmeny_kocka.B27:Eredmeny_kocka.C27" chart:label-cell-address="Eredmeny_kocka.A27:Eredmeny_kocka.A27" chart:class="chart:circle">
            <chart:data-point chart:style-name="ch8"/>
            <chart:data-point chart:style-name="ch9"/>
          </chart:series>
          <chart:series chart:style-name="ch11" chart:values-cell-range-address="Eredmeny_kocka.B28:Eredmeny_kocka.C28" chart:label-cell-address="Eredmeny_kocka.A28:Eredmeny_kocka.A28" chart:class="chart:circle">
            <chart:data-point chart:style-name="ch8"/>
            <chart:data-point chart:style-name="ch9"/>
          </chart:series>
          <chart:series chart:style-name="ch12" chart:values-cell-range-address="Eredmeny_kocka.B29:Eredmeny_kocka.C29" chart:label-cell-address="Eredmeny_kocka.A29:Eredmeny_kocka.A29" chart:class="chart:circle">
            <chart:data-point chart:style-name="ch8"/>
            <chart:data-point chart:style-name="ch9"/>
          </chart:series>
          <chart:series chart:style-name="ch13" chart:values-cell-range-address="Eredmeny_kocka.B30:Eredmeny_kocka.C30" chart:label-cell-address="Eredmeny_kocka.A30:Eredmeny_kocka.A30" chart:class="chart:circle">
            <chart:data-point chart:style-name="ch8"/>
            <chart:data-point chart:style-name="ch9"/>
          </chart:series>
          <chart:series chart:style-name="ch14" chart:values-cell-range-address="Eredmeny_kocka.B31:Eredmeny_kocka.C31" chart:label-cell-address="Eredmeny_kocka.A31:Eredmeny_kocka.A31" chart:class="chart:circle">
            <chart:data-point chart:style-name="ch8"/>
            <chart:data-point chart:style-name="ch9"/>
          </chart:series>
          <chart:series chart:style-name="ch15" chart:values-cell-range-address="Eredmeny_kocka.B32:Eredmeny_kocka.C32" chart:label-cell-address="Eredmeny_kocka.A32:Eredmeny_kocka.A32" chart:class="chart:circle">
            <chart:data-point chart:style-name="ch8"/>
            <chart:data-point chart:style-name="ch9"/>
          </chart:series>
          <chart:series chart:style-name="ch16" chart:values-cell-range-address="Eredmeny_kocka.B33:Eredmeny_kocka.C33" chart:label-cell-address="Eredmeny_kocka.A33:Eredmeny_kocka.A33" chart:class="chart:circle">
            <chart:data-point chart:style-name="ch8"/>
            <chart:data-point chart:style-name="ch9"/>
          </chart:series>
          <chart:series chart:style-name="ch17" chart:values-cell-range-address="Eredmeny_kocka.B34:Eredmeny_kocka.C34" chart:label-cell-address="Eredmeny_kocka.A34:Eredmeny_kocka.A34" chart:class="chart:circle">
            <chart:data-point chart:style-name="ch8"/>
            <chart:data-point chart:style-name="ch9"/>
          </chart:series>
          <chart:series chart:style-name="ch18" chart:values-cell-range-address="Eredmeny_kocka.B35:Eredmeny_kocka.C35" chart:label-cell-address="Eredmeny_kocka.A35:Eredmeny_kocka.A35" chart:class="chart:circle">
            <chart:data-point chart:style-name="ch8"/>
            <chart:data-point chart:style-name="ch9"/>
          </chart:series>
          <chart:series chart:style-name="ch19" chart:values-cell-range-address="Eredmeny_kocka.B36:Eredmeny_kocka.C36" chart:label-cell-address="Eredmeny_kocka.A36:Eredmeny_kocka.A36" chart:class="chart:circle">
            <chart:data-point chart:style-name="ch8"/>
            <chart:data-point chart:style-name="ch9"/>
          </chart:series>
          <chart:series chart:style-name="ch20" chart:values-cell-range-address="Eredmeny_kocka.B37:Eredmeny_kocka.C37" chart:label-cell-address="Eredmeny_kocka.A37:Eredmeny_kocka.A37" chart:class="chart:circle">
            <chart:data-point chart:style-name="ch8"/>
            <chart:data-point chart:style-name="ch9"/>
          </chart:series>
          <chart:series chart:style-name="ch7" chart:values-cell-range-address="Eredmeny_kocka.B38:Eredmeny_kocka.C38" chart:label-cell-address="Eredmeny_kocka.A38:Eredmeny_kocka.A38" chart:class="chart:circle">
            <chart:data-point chart:style-name="ch8"/>
            <chart:data-point chart:style-name="ch9"/>
          </chart:series>
          <chart:series chart:style-name="ch10" chart:values-cell-range-address="Eredmeny_kocka.B39:Eredmeny_kocka.C39" chart:label-cell-address="Eredmeny_kocka.A39:Eredmeny_kocka.A39" chart:class="chart:circle">
            <chart:data-point chart:style-name="ch8"/>
            <chart:data-point chart:style-name="ch9"/>
          </chart:series>
          <chart:series chart:style-name="ch11" chart:values-cell-range-address="Eredmeny_kocka.B40:Eredmeny_kocka.C40" chart:label-cell-address="Eredmeny_kocka.A40:Eredmeny_kocka.A40" chart:class="chart:circle">
            <chart:data-point chart:style-name="ch8"/>
            <chart:data-point chart:style-name="ch9"/>
          </chart:series>
          <chart:series chart:style-name="ch12" chart:values-cell-range-address="Eredmeny_kocka.B41:Eredmeny_kocka.C41" chart:label-cell-address="Eredmeny_kocka.A41:Eredmeny_kocka.A41" chart:class="chart:circle">
            <chart:data-point chart:style-name="ch8"/>
            <chart:data-point chart:style-name="ch9"/>
          </chart:series>
          <chart:series chart:style-name="ch13" chart:values-cell-range-address="Eredmeny_kocka.B42:Eredmeny_kocka.C42" chart:label-cell-address="Eredmeny_kocka.A42:Eredmeny_kocka.A42" chart:class="chart:circle">
            <chart:data-point chart:style-name="ch8"/>
            <chart:data-point chart:style-name="ch9"/>
          </chart:series>
          <chart:series chart:style-name="ch14" chart:values-cell-range-address="Eredmeny_kocka.B43:Eredmeny_kocka.C43" chart:label-cell-address="Eredmeny_kocka.A43:Eredmeny_kocka.A43" chart:class="chart:circle">
            <chart:data-point chart:style-name="ch8"/>
            <chart:data-point chart:style-name="ch9"/>
          </chart:series>
          <chart:series chart:style-name="ch15" chart:values-cell-range-address="Eredmeny_kocka.B44:Eredmeny_kocka.C44" chart:label-cell-address="Eredmeny_kocka.A44:Eredmeny_kocka.A44" chart:class="chart:circle">
            <chart:data-point chart:style-name="ch8"/>
            <chart:data-point chart:style-name="ch9"/>
          </chart:series>
          <chart:series chart:style-name="ch16" chart:values-cell-range-address="Eredmeny_kocka.B45:Eredmeny_kocka.C45" chart:label-cell-address="Eredmeny_kocka.A45:Eredmeny_kocka.A45" chart:class="chart:circle">
            <chart:data-point chart:style-name="ch8"/>
            <chart:data-point chart:style-name="ch9"/>
          </chart:series>
          <chart:series chart:style-name="ch17" chart:values-cell-range-address="Eredmeny_kocka.B46:Eredmeny_kocka.C46" chart:label-cell-address="Eredmeny_kocka.A46:Eredmeny_kocka.A46" chart:class="chart:circle">
            <chart:data-point chart:style-name="ch8"/>
            <chart:data-point chart:style-name="ch9"/>
          </chart:series>
          <chart:series chart:style-name="ch18" chart:values-cell-range-address="Eredmeny_kocka.B47:Eredmeny_kocka.C47" chart:label-cell-address="Eredmeny_kocka.A47:Eredmeny_kocka.A47" chart:class="chart:circle">
            <chart:data-point chart:style-name="ch8"/>
            <chart:data-point chart:style-name="ch9"/>
          </chart:series>
          <chart:series chart:style-name="ch19" chart:values-cell-range-address="Eredmeny_kocka.B48:Eredmeny_kocka.C48" chart:label-cell-address="Eredmeny_kocka.A48:Eredmeny_kocka.A48" chart:class="chart:circle">
            <chart:data-point chart:style-name="ch8"/>
            <chart:data-point chart:style-name="ch9"/>
          </chart:series>
          <chart:series chart:style-name="ch20" chart:values-cell-range-address="Eredmeny_kocka.B49:Eredmeny_kocka.C49" chart:label-cell-address="Eredmeny_kocka.A49:Eredmeny_kocka.A49" chart:class="chart:circle">
            <chart:data-point chart:style-name="ch8"/>
            <chart:data-point chart:style-name="ch9"/>
          </chart:series>
          <chart:series chart:style-name="ch7" chart:values-cell-range-address="Eredmeny_kocka.B50:Eredmeny_kocka.C50" chart:label-cell-address="Eredmeny_kocka.A50:Eredmeny_kocka.A50" chart:class="chart:circle">
            <chart:data-point chart:style-name="ch8"/>
            <chart:data-point chart:style-name="ch9"/>
          </chart:series>
          <chart:series chart:style-name="ch10" chart:values-cell-range-address="Eredmeny_kocka.B51:Eredmeny_kocka.C51" chart:label-cell-address="Eredmeny_kocka.A51:Eredmeny_kocka.A51" chart:class="chart:circle">
            <chart:data-point chart:style-name="ch8"/>
            <chart:data-point chart:style-name="ch9"/>
          </chart:series>
          <chart:series chart:style-name="ch11" chart:values-cell-range-address="Eredmeny_kocka.B52:Eredmeny_kocka.C52" chart:label-cell-address="Eredmeny_kocka.A52:Eredmeny_kocka.A52" chart:class="chart:circle">
            <chart:data-point chart:style-name="ch8"/>
            <chart:data-point chart:style-name="ch9"/>
          </chart:series>
          <chart:series chart:style-name="ch12" chart:values-cell-range-address="Eredmeny_kocka.B53:Eredmeny_kocka.C53" chart:label-cell-address="Eredmeny_kocka.A53:Eredmeny_kocka.A53" chart:class="chart:circle">
            <chart:data-point chart:style-name="ch8"/>
            <chart:data-point chart:style-name="ch9"/>
          </chart:series>
          <chart:series chart:style-name="ch13" chart:values-cell-range-address="Eredmeny_kocka.B54:Eredmeny_kocka.C54" chart:label-cell-address="Eredmeny_kocka.A54:Eredmeny_kocka.A54" chart:class="chart:circle">
            <chart:data-point chart:style-name="ch8"/>
            <chart:data-point chart:style-name="ch9"/>
          </chart:series>
          <chart:series chart:style-name="ch14" chart:values-cell-range-address="Eredmeny_kocka.B55:Eredmeny_kocka.C55" chart:label-cell-address="Eredmeny_kocka.A55:Eredmeny_kocka.A55" chart:class="chart:circle">
            <chart:data-point chart:style-name="ch8"/>
            <chart:data-point chart:style-name="ch9"/>
          </chart:series>
          <chart:series chart:style-name="ch15" chart:values-cell-range-address="Eredmeny_kocka.B56:Eredmeny_kocka.C56" chart:label-cell-address="Eredmeny_kocka.A56:Eredmeny_kocka.A56" chart:class="chart:circle">
            <chart:data-point chart:style-name="ch8"/>
            <chart:data-point chart:style-name="ch9"/>
          </chart:series>
          <chart:series chart:style-name="ch16" chart:values-cell-range-address="Eredmeny_kocka.B57:Eredmeny_kocka.C57" chart:label-cell-address="Eredmeny_kocka.A57:Eredmeny_kocka.A57" chart:class="chart:circle">
            <chart:data-point chart:style-name="ch8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cka szama</text:p>
                <draw:g>
                  <svg:desc>Eredmeny_kocka.B1:Eredmeny_kocka.C1</svg:desc>
                </draw:g>
              </table:table-cell>
              <table:table-cell office:value-type="string">
                <text:p>kocka valos szama</text:p>
              </table:table-cell>
            </table:table-row>
          </table:table-header-rows>
          <table:table-rows>
            <table:table-row>
              <table:table-cell office:value-type="string">
                <text:p>./kepek/49.jpg</text:p>
                <draw:g>
                  <svg:desc>Eredmeny_kocka.A2:Eredmeny_kocka.A2</svg:desc>
                </draw:g>
              </table:table-cell>
              <table:table-cell office:value-type="float" office:value="14">
                <text:p>14</text:p>
                <draw:g>
                  <svg:desc>Eredmeny_kocka.B2:Eredmeny_kocka.C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9.jpg</text:p>
                <draw:g>
                  <svg:desc>Eredmeny_kocka.A3:Eredmeny_kocka.A3</svg:desc>
                </draw:g>
              </table:table-cell>
              <table:table-cell office:value-type="float" office:value="9">
                <text:p>9</text:p>
                <draw:g>
                  <svg:desc>Eredmeny_kocka.B3:Eredmeny_kocka.C3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6.jpg</text:p>
                <draw:g>
                  <svg:desc>Eredmeny_kocka.A4:Eredmeny_kocka.A4</svg:desc>
                </draw:g>
              </table:table-cell>
              <table:table-cell office:value-type="float" office:value="8">
                <text:p>8</text:p>
                <draw:g>
                  <svg:desc>Eredmeny_kocka.B4:Eredmeny_kocka.C4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9.jpg</text:p>
                <draw:g>
                  <svg:desc>Eredmeny_kocka.A5:Eredmeny_kocka.A5</svg:desc>
                </draw:g>
              </table:table-cell>
              <table:table-cell office:value-type="float" office:value="6">
                <text:p>6</text:p>
                <draw:g>
                  <svg:desc>Eredmeny_kocka.B5:Eredmeny_kocka.C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2.jpg</text:p>
                <draw:g>
                  <svg:desc>Eredmeny_kocka.A6:Eredmeny_kocka.A6</svg:desc>
                </draw:g>
              </table:table-cell>
              <table:table-cell office:value-type="float" office:value="6">
                <text:p>6</text:p>
                <draw:g>
                  <svg:desc>Eredmeny_kocka.B6:Eredmeny_kocka.C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5.jpg</text:p>
                <draw:g>
                  <svg:desc>Eredmeny_kocka.A7:Eredmeny_kocka.A7</svg:desc>
                </draw:g>
              </table:table-cell>
              <table:table-cell office:value-type="float" office:value="5">
                <text:p>5</text:p>
                <draw:g>
                  <svg:desc>Eredmeny_kocka.B7:Eredmeny_kocka.C7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7.jpg</text:p>
                <draw:g>
                  <svg:desc>Eredmeny_kocka.A8:Eredmeny_kocka.A8</svg:desc>
                </draw:g>
              </table:table-cell>
              <table:table-cell office:value-type="float" office:value="5">
                <text:p>5</text:p>
                <draw:g>
                  <svg:desc>Eredmeny_kocka.B8:Eredmeny_kocka.C8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4.jpg</text:p>
                <draw:g>
                  <svg:desc>Eredmeny_kocka.A9:Eredmeny_kocka.A9</svg:desc>
                </draw:g>
              </table:table-cell>
              <table:table-cell office:value-type="float" office:value="5">
                <text:p>5</text:p>
                <draw:g>
                  <svg:desc>Eredmeny_kocka.B9:Eredmeny_kocka.C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3.jpg</text:p>
                <draw:g>
                  <svg:desc>Eredmeny_kocka.A10:Eredmeny_kocka.A10</svg:desc>
                </draw:g>
              </table:table-cell>
              <table:table-cell office:value-type="float" office:value="4">
                <text:p>4</text:p>
                <draw:g>
                  <svg:desc>Eredmeny_kocka.B10:Eredmeny_kocka.C1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4.jpg</text:p>
                <draw:g>
                  <svg:desc>Eredmeny_kocka.A11:Eredmeny_kocka.A11</svg:desc>
                </draw:g>
              </table:table-cell>
              <table:table-cell office:value-type="float" office:value="4">
                <text:p>4</text:p>
                <draw:g>
                  <svg:desc>Eredmeny_kocka.B11:Eredmeny_kocka.C11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1.jpg</text:p>
                <draw:g>
                  <svg:desc>Eredmeny_kocka.A12:Eredmeny_kocka.A12</svg:desc>
                </draw:g>
              </table:table-cell>
              <table:table-cell office:value-type="float" office:value="4">
                <text:p>4</text:p>
                <draw:g>
                  <svg:desc>Eredmeny_kocka.B12:Eredmeny_kocka.C1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7.jpg</text:p>
                <draw:g>
                  <svg:desc>Eredmeny_kocka.A13:Eredmeny_kocka.A13</svg:desc>
                </draw:g>
              </table:table-cell>
              <table:table-cell office:value-type="float" office:value="4">
                <text:p>4</text:p>
                <draw:g>
                  <svg:desc>Eredmeny_kocka.B13:Eredmeny_kocka.C13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8.jpg</text:p>
                <draw:g>
                  <svg:desc>Eredmeny_kocka.A14:Eredmeny_kocka.A14</svg:desc>
                </draw:g>
              </table:table-cell>
              <table:table-cell office:value-type="float" office:value="4">
                <text:p>4</text:p>
                <draw:g>
                  <svg:desc>Eredmeny_kocka.B14:Eredmeny_kocka.C14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2.jpg</text:p>
                <draw:g>
                  <svg:desc>Eredmeny_kocka.A15:Eredmeny_kocka.A15</svg:desc>
                </draw:g>
              </table:table-cell>
              <table:table-cell office:value-type="float" office:value="4">
                <text:p>4</text:p>
                <draw:g>
                  <svg:desc>Eredmeny_kocka.B15:Eredmeny_kocka.C1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4.jpg</text:p>
                <draw:g>
                  <svg:desc>Eredmeny_kocka.A16:Eredmeny_kocka.A16</svg:desc>
                </draw:g>
              </table:table-cell>
              <table:table-cell office:value-type="float" office:value="4">
                <text:p>4</text:p>
                <draw:g>
                  <svg:desc>Eredmeny_kocka.B16:Eredmeny_kocka.C1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5.jpg</text:p>
                <draw:g>
                  <svg:desc>Eredmeny_kocka.A17:Eredmeny_kocka.A17</svg:desc>
                </draw:g>
              </table:table-cell>
              <table:table-cell office:value-type="float" office:value="4">
                <text:p>4</text:p>
                <draw:g>
                  <svg:desc>Eredmeny_kocka.B17:Eredmeny_kocka.C17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7.jpg</text:p>
                <draw:g>
                  <svg:desc>Eredmeny_kocka.A18:Eredmeny_kocka.A18</svg:desc>
                </draw:g>
              </table:table-cell>
              <table:table-cell office:value-type="float" office:value="4">
                <text:p>4</text:p>
                <draw:g>
                  <svg:desc>Eredmeny_kocka.B18:Eredmeny_kocka.C18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8.jpg</text:p>
                <draw:g>
                  <svg:desc>Eredmeny_kocka.A19:Eredmeny_kocka.A19</svg:desc>
                </draw:g>
              </table:table-cell>
              <table:table-cell office:value-type="float" office:value="4">
                <text:p>4</text:p>
                <draw:g>
                  <svg:desc>Eredmeny_kocka.B19:Eredmeny_kocka.C1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9.jpg</text:p>
                <draw:g>
                  <svg:desc>Eredmeny_kocka.A20:Eredmeny_kocka.A20</svg:desc>
                </draw:g>
              </table:table-cell>
              <table:table-cell office:value-type="float" office:value="4">
                <text:p>4</text:p>
                <draw:g>
                  <svg:desc>Eredmeny_kocka.B20:Eredmeny_kocka.C2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0.jpg</text:p>
                <draw:g>
                  <svg:desc>Eredmeny_kocka.A21:Eredmeny_kocka.A21</svg:desc>
                </draw:g>
              </table:table-cell>
              <table:table-cell office:value-type="float" office:value="4">
                <text:p>4</text:p>
                <draw:g>
                  <svg:desc>Eredmeny_kocka.B21:Eredmeny_kocka.C21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2.jpg</text:p>
                <draw:g>
                  <svg:desc>Eredmeny_kocka.A22:Eredmeny_kocka.A22</svg:desc>
                </draw:g>
              </table:table-cell>
              <table:table-cell office:value-type="float" office:value="4">
                <text:p>4</text:p>
                <draw:g>
                  <svg:desc>Eredmeny_kocka.B22:Eredmeny_kocka.C2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3.jpg</text:p>
                <draw:g>
                  <svg:desc>Eredmeny_kocka.A23:Eredmeny_kocka.A23</svg:desc>
                </draw:g>
              </table:table-cell>
              <table:table-cell office:value-type="float" office:value="4">
                <text:p>4</text:p>
                <draw:g>
                  <svg:desc>Eredmeny_kocka.B23:Eredmeny_kocka.C23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4.jpg</text:p>
                <draw:g>
                  <svg:desc>Eredmeny_kocka.A24:Eredmeny_kocka.A24</svg:desc>
                </draw:g>
              </table:table-cell>
              <table:table-cell office:value-type="float" office:value="4">
                <text:p>4</text:p>
                <draw:g>
                  <svg:desc>Eredmeny_kocka.B24:Eredmeny_kocka.C24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5.jpg</text:p>
                <draw:g>
                  <svg:desc>Eredmeny_kocka.A25:Eredmeny_kocka.A25</svg:desc>
                </draw:g>
              </table:table-cell>
              <table:table-cell office:value-type="float" office:value="4">
                <text:p>4</text:p>
                <draw:g>
                  <svg:desc>Eredmeny_kocka.B25:Eredmeny_kocka.C2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8.jpg</text:p>
                <draw:g>
                  <svg:desc>Eredmeny_kocka.A26:Eredmeny_kocka.A26</svg:desc>
                </draw:g>
              </table:table-cell>
              <table:table-cell office:value-type="float" office:value="4">
                <text:p>4</text:p>
                <draw:g>
                  <svg:desc>Eredmeny_kocka.B26:Eredmeny_kocka.C2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9.jpg</text:p>
                <draw:g>
                  <svg:desc>Eredmeny_kocka.A27:Eredmeny_kocka.A27</svg:desc>
                </draw:g>
              </table:table-cell>
              <table:table-cell office:value-type="float" office:value="4">
                <text:p>4</text:p>
                <draw:g>
                  <svg:desc>Eredmeny_kocka.B27:Eredmeny_kocka.C27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1.jpg</text:p>
                <draw:g>
                  <svg:desc>Eredmeny_kocka.A28:Eredmeny_kocka.A28</svg:desc>
                </draw:g>
              </table:table-cell>
              <table:table-cell office:value-type="float" office:value="4">
                <text:p>4</text:p>
                <draw:g>
                  <svg:desc>Eredmeny_kocka.B28:Eredmeny_kocka.C28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3.jpg</text:p>
                <draw:g>
                  <svg:desc>Eredmeny_kocka.A29:Eredmeny_kocka.A29</svg:desc>
                </draw:g>
              </table:table-cell>
              <table:table-cell office:value-type="float" office:value="4">
                <text:p>4</text:p>
                <draw:g>
                  <svg:desc>Eredmeny_kocka.B29:Eredmeny_kocka.C2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5.jpg</text:p>
                <draw:g>
                  <svg:desc>Eredmeny_kocka.A30:Eredmeny_kocka.A30</svg:desc>
                </draw:g>
              </table:table-cell>
              <table:table-cell office:value-type="float" office:value="4">
                <text:p>4</text:p>
                <draw:g>
                  <svg:desc>Eredmeny_kocka.B30:Eredmeny_kocka.C3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6.jpg</text:p>
                <draw:g>
                  <svg:desc>Eredmeny_kocka.A31:Eredmeny_kocka.A31</svg:desc>
                </draw:g>
              </table:table-cell>
              <table:table-cell office:value-type="float" office:value="4">
                <text:p>4</text:p>
                <draw:g>
                  <svg:desc>Eredmeny_kocka.B31:Eredmeny_kocka.C31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8.jpg</text:p>
                <draw:g>
                  <svg:desc>Eredmeny_kocka.A32:Eredmeny_kocka.A32</svg:desc>
                </draw:g>
              </table:table-cell>
              <table:table-cell office:value-type="float" office:value="4">
                <text:p>4</text:p>
                <draw:g>
                  <svg:desc>Eredmeny_kocka.B32:Eredmeny_kocka.C3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0.jpg</text:p>
                <draw:g>
                  <svg:desc>Eredmeny_kocka.A33:Eredmeny_kocka.A33</svg:desc>
                </draw:g>
              </table:table-cell>
              <table:table-cell office:value-type="float" office:value="4">
                <text:p>4</text:p>
                <draw:g>
                  <svg:desc>Eredmeny_kocka.B33:Eredmeny_kocka.C33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1.jpg</text:p>
                <draw:g>
                  <svg:desc>Eredmeny_kocka.A34:Eredmeny_kocka.A34</svg:desc>
                </draw:g>
              </table:table-cell>
              <table:table-cell office:value-type="float" office:value="4">
                <text:p>4</text:p>
                <draw:g>
                  <svg:desc>Eredmeny_kocka.B34:Eredmeny_kocka.C34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2.jpg</text:p>
                <draw:g>
                  <svg:desc>Eredmeny_kocka.A35:Eredmeny_kocka.A35</svg:desc>
                </draw:g>
              </table:table-cell>
              <table:table-cell office:value-type="float" office:value="4">
                <text:p>4</text:p>
                <draw:g>
                  <svg:desc>Eredmeny_kocka.B35:Eredmeny_kocka.C35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./kepek/14.jpg</text:p>
                <draw:g>
                  <svg:desc>Eredmeny_kocka.A36:Eredmeny_kocka.A36</svg:desc>
                </draw:g>
              </table:table-cell>
              <table:table-cell office:value-type="float" office:value="3">
                <text:p>3</text:p>
                <draw:g>
                  <svg:desc>Eredmeny_kocka.B36:Eredmeny_kocka.C3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6.jpg</text:p>
                <draw:g>
                  <svg:desc>Eredmeny_kocka.A37:Eredmeny_kocka.A37</svg:desc>
                </draw:g>
              </table:table-cell>
              <table:table-cell office:value-type="float" office:value="3">
                <text:p>3</text:p>
                <draw:g>
                  <svg:desc>Eredmeny_kocka.B37:Eredmeny_kocka.C37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3.jpg</text:p>
                <draw:g>
                  <svg:desc>Eredmeny_kocka.A38:Eredmeny_kocka.A38</svg:desc>
                </draw:g>
              </table:table-cell>
              <table:table-cell office:value-type="float" office:value="3">
                <text:p>3</text:p>
                <draw:g>
                  <svg:desc>Eredmeny_kocka.B38:Eredmeny_kocka.C38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1.jpg</text:p>
                <draw:g>
                  <svg:desc>Eredmeny_kocka.A39:Eredmeny_kocka.A39</svg:desc>
                </draw:g>
              </table:table-cell>
              <table:table-cell office:value-type="float" office:value="3">
                <text:p>3</text:p>
                <draw:g>
                  <svg:desc>Eredmeny_kocka.B39:Eredmeny_kocka.C3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36.jpg</text:p>
                <draw:g>
                  <svg:desc>Eredmeny_kocka.A40:Eredmeny_kocka.A40</svg:desc>
                </draw:g>
              </table:table-cell>
              <table:table-cell office:value-type="float" office:value="3">
                <text:p>3</text:p>
                <draw:g>
                  <svg:desc>Eredmeny_kocka.B40:Eredmeny_kocka.C4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4.jpg</text:p>
                <draw:g>
                  <svg:desc>Eredmeny_kocka.A41:Eredmeny_kocka.A41</svg:desc>
                </draw:g>
              </table:table-cell>
              <table:table-cell office:value-type="float" office:value="3">
                <text:p>3</text:p>
                <draw:g>
                  <svg:desc>Eredmeny_kocka.B41:Eredmeny_kocka.C41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7.jpg</text:p>
                <draw:g>
                  <svg:desc>Eredmeny_kocka.A42:Eredmeny_kocka.A42</svg:desc>
                </draw:g>
              </table:table-cell>
              <table:table-cell office:value-type="float" office:value="3">
                <text:p>3</text:p>
                <draw:g>
                  <svg:desc>Eredmeny_kocka.B42:Eredmeny_kocka.C4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6.jpg</text:p>
                <draw:g>
                  <svg:desc>Eredmeny_kocka.A43:Eredmeny_kocka.A43</svg:desc>
                </draw:g>
              </table:table-cell>
              <table:table-cell office:value-type="float" office:value="2">
                <text:p>2</text:p>
                <draw:g>
                  <svg:desc>Eredmeny_kocka.B43:Eredmeny_kocka.C43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7.jpg</text:p>
                <draw:g>
                  <svg:desc>Eredmeny_kocka.A44:Eredmeny_kocka.A44</svg:desc>
                </draw:g>
              </table:table-cell>
              <table:table-cell office:value-type="float" office:value="2">
                <text:p>2</text:p>
                <draw:g>
                  <svg:desc>Eredmeny_kocka.B44:Eredmeny_kocka.C44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8.jpg</text:p>
                <draw:g>
                  <svg:desc>Eredmeny_kocka.A45:Eredmeny_kocka.A45</svg:desc>
                </draw:g>
              </table:table-cell>
              <table:table-cell office:value-type="float" office:value="2">
                <text:p>2</text:p>
                <draw:g>
                  <svg:desc>Eredmeny_kocka.B45:Eredmeny_kocka.C4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3.jpg</text:p>
                <draw:g>
                  <svg:desc>Eredmeny_kocka.A46:Eredmeny_kocka.A46</svg:desc>
                </draw:g>
              </table:table-cell>
              <table:table-cell office:value-type="float" office:value="2">
                <text:p>2</text:p>
                <draw:g>
                  <svg:desc>Eredmeny_kocka.B46:Eredmeny_kocka.C4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0.jpg</text:p>
                <draw:g>
                  <svg:desc>Eredmeny_kocka.A47:Eredmeny_kocka.A47</svg:desc>
                </draw:g>
              </table:table-cell>
              <table:table-cell office:value-type="float" office:value="2">
                <text:p>2</text:p>
                <draw:g>
                  <svg:desc>Eredmeny_kocka.B47:Eredmeny_kocka.C47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21.jpg</text:p>
                <draw:g>
                  <svg:desc>Eredmeny_kocka.A48:Eredmeny_kocka.A48</svg:desc>
                </draw:g>
              </table:table-cell>
              <table:table-cell office:value-type="float" office:value="2">
                <text:p>2</text:p>
                <draw:g>
                  <svg:desc>Eredmeny_kocka.B48:Eredmeny_kocka.C48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2.jpg</text:p>
                <draw:g>
                  <svg:desc>Eredmeny_kocka.A49:Eredmeny_kocka.A49</svg:desc>
                </draw:g>
              </table:table-cell>
              <table:table-cell office:value-type="float" office:value="2">
                <text:p>2</text:p>
                <draw:g>
                  <svg:desc>Eredmeny_kocka.B49:Eredmeny_kocka.C4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3.jpg</text:p>
                <draw:g>
                  <svg:desc>Eredmeny_kocka.A50:Eredmeny_kocka.A50</svg:desc>
                </draw:g>
              </table:table-cell>
              <table:table-cell office:value-type="float" office:value="2">
                <text:p>2</text:p>
                <draw:g>
                  <svg:desc>Eredmeny_kocka.B50:Eredmeny_kocka.C5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5.jpg</text:p>
                <draw:g>
                  <svg:desc>Eredmeny_kocka.A51:Eredmeny_kocka.A51</svg:desc>
                </draw:g>
              </table:table-cell>
              <table:table-cell office:value-type="float" office:value="2">
                <text:p>2</text:p>
                <draw:g>
                  <svg:desc>Eredmeny_kocka.B51:Eredmeny_kocka.C51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5.jpg</text:p>
                <draw:g>
                  <svg:desc>Eredmeny_kocka.A52:Eredmeny_kocka.A52</svg:desc>
                </draw:g>
              </table:table-cell>
              <table:table-cell office:value-type="float" office:value="1">
                <text:p>1</text:p>
                <draw:g>
                  <svg:desc>Eredmeny_kocka.B52:Eredmeny_kocka.C5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56.jpg</text:p>
                <draw:g>
                  <svg:desc>Eredmeny_kocka.A53:Eredmeny_kocka.A53</svg:desc>
                </draw:g>
              </table:table-cell>
              <table:table-cell office:value-type="float" office:value="0">
                <text:p>0</text:p>
                <draw:g>
                  <svg:desc>Eredmeny_kocka.B53:Eredmeny_kocka.C53</svg:desc>
                </draw:g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./kepek/10.jpg</text:p>
                <draw:g>
                  <svg:desc>Eredmeny_kocka.A54:Eredmeny_kocka.A54</svg:desc>
                </draw:g>
              </table:table-cell>
              <table:table-cell office:value-type="float" office:value="0">
                <text:p>0</text:p>
                <draw:g>
                  <svg:desc>Eredmeny_kocka.B54:Eredmeny_kocka.C54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12.jpg</text:p>
                <draw:g>
                  <svg:desc>Eredmeny_kocka.A55:Eredmeny_kocka.A55</svg:desc>
                </draw:g>
              </table:table-cell>
              <table:table-cell office:value-type="float" office:value="0">
                <text:p>0</text:p>
                <draw:g>
                  <svg:desc>Eredmeny_kocka.B55:Eredmeny_kocka.C5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40.jpg</text:p>
                <draw:g>
                  <svg:desc>Eredmeny_kocka.A56:Eredmeny_kocka.A56</svg:desc>
                </draw:g>
              </table:table-cell>
              <table:table-cell office:value-type="float" office:value="0">
                <text:p>0</text:p>
                <draw:g>
                  <svg:desc>Eredmeny_kocka.B56:Eredmeny_kocka.C5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./kepek/01.jpg</text:p>
                <draw:g>
                  <svg:desc>Eredmeny_kocka.A57:Eredmeny_kocka.A57</svg:desc>
                </draw:g>
              </table:table-cell>
              <table:table-cell office:value-type="float" office:value="3">
                <text:p>3</text:p>
                <draw:g>
                  <svg:desc>Eredmeny_kocka.B57:Eredmeny_kocka.C57</svg:desc>
                </draw:g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